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2.6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3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4"/>
          <table:table-cell table:style-name="ce35"/>
          <table:table-cell table:style-name="ce1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4" table:number-columns-repeated="2"/>
          <table:table-cell table:style-name="ce120"/>
          <table:table-cell table:style-name="ce35"/>
          <table:table-cell table:style-name="ce24" table:number-columns-repeated="3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81"/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84" office:value-type="string" calcext:value-type="string">
            <text:p>Xlm-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24"/>
          <table:table-cell table:style-name="ce44" table:formula="of:=IF([.A3]&lt;&gt;&quot;&quot;; [.A3]; &quot;&quot;)" office:value-type="string" office:string-value="Xlm-roberta" calcext:value-type="string">
            <text:p>Xlm-roberta</text:p>
          </table:table-cell>
          <table:table-cell table:style-name="ce12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35"/>
          <table:table-cell table:style-name="ce81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73"/>
          <table:table-cell table:style-name="ce12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Single: </text:span>TempEval</text:p>
          </table:table-cell>
          <table:table-cell table:style-name="ce95" office:value-type="float" office:value="93.2761246690071" calcext:value-type="float">
            <text:p>93.28</text:p>
          </table:table-cell>
          <table:table-cell table:style-name="ce108" office:value-type="float" office:value="1.22716029364961" calcext:value-type="float">
            <text:p>1.23</text:p>
          </table:table-cell>
          <table:table-cell table:style-name="ce95" office:value-type="float" office:value="92.4849811970373" calcext:value-type="float">
            <text:p>92.48</text:p>
          </table:table-cell>
          <table:table-cell table:style-name="ce108" office:value-type="float" office:value="1.59771003185198" calcext:value-type="float">
            <text:p>1.60</text:p>
          </table:table-cell>
          <table:table-cell table:style-name="ce115" office:value-type="float" office:value="94.0950301304999" calcext:value-type="float">
            <text:p>94.10</text:p>
          </table:table-cell>
          <table:table-cell table:style-name="ce115" office:value-type="float" office:value="1.31642630417104" calcext:value-type="float">
            <text:p>1.32</text:p>
          </table:table-cell>
          <table:table-cell table:style-name="ce55"/>
          <table:table-cell table:style-name="ce95" office:value-type="float" office:value="96.6946883173561" calcext:value-type="float">
            <text:p>96.69</text:p>
          </table:table-cell>
          <table:table-cell table:style-name="ce108" office:value-type="float" office:value="0.707067508311352" calcext:value-type="float">
            <text:p>0.71</text:p>
          </table:table-cell>
          <table:table-cell table:style-name="ce95" office:value-type="float" office:value="95.8735061441099" calcext:value-type="float">
            <text:p>95.87</text:p>
          </table:table-cell>
          <table:table-cell table:style-name="ce108" office:value-type="float" office:value="1.20719510492938" calcext:value-type="float">
            <text:p>1.21</text:p>
          </table:table-cell>
          <table:table-cell table:style-name="ce95" office:value-type="float" office:value="97.5447223874123" calcext:value-type="float">
            <text:p>97.54</text:p>
          </table:table-cell>
          <table:table-cell table:style-name="ce108" office:value-type="float" office:value="0.966845946785642" calcext:value-type="float">
            <text:p>0.97</text:p>
          </table:table-cell>
          <table:table-cell table:style-name="ce115"/>
          <table:table-cell table:style-name="ce117"/>
          <table:table-cell table:style-name="ce24"/>
          <table:table-cell table:style-name="ce44" table:formula="of:=IF([.A6]&lt;&gt;&quot;&quot;; [.A6]; &quot;&quot;)" office:value-type="string" office:string-value="Single: TempEval" calcext:value-type="string">
            <text:p>Singl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28_{\pm 1.23}$ " calcext:value-type="string">
            <text:p><text:s/>$93.28_{\pm 1.23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48_{\pm 1.60}$ " calcext:value-type="string">
            <text:p><text:s/>$92.48_{\pm 1.60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10_{\pm 1.32}$ " calcext:value-type="string">
            <text:p><text:s/>$94.10_{\pm 1.32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69_{\pm 0.71}$ " calcext:value-type="string">
            <text:p><text:s/>$96.69_{\pm 0.71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5.87_{\pm 1.21}$ " calcext:value-type="string">
            <text:p><text:s/>$95.87_{\pm 1.21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54_{\pm 0.97}$ " calcext:value-type="string">
            <text:p><text:s/>$97.54_{\pm 0.9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Multi: </text:span>TempEval</text:p>
          </table:table-cell>
          <table:table-cell table:style-name="ce95" office:value-type="float" office:value="93.4979530967418" calcext:value-type="float">
            <text:p>93.50</text:p>
          </table:table-cell>
          <table:table-cell table:style-name="ce108" office:value-type="float" office:value="0.967364033626838" calcext:value-type="float">
            <text:p>0.97</text:p>
          </table:table-cell>
          <table:table-cell table:style-name="ce95" office:value-type="float" office:value="92.4826568080554" calcext:value-type="float">
            <text:p>92.48</text:p>
          </table:table-cell>
          <table:table-cell table:style-name="ce108" office:value-type="float" office:value="1.56567094791967" calcext:value-type="float">
            <text:p>1.57</text:p>
          </table:table-cell>
          <table:table-cell table:style-name="ce115" office:value-type="float" office:value="94.5627420201197" calcext:value-type="float">
            <text:p>94.56</text:p>
          </table:table-cell>
          <table:table-cell table:style-name="ce115" office:value-type="float" office:value="1.35840110165759" calcext:value-type="float">
            <text:p>1.36</text:p>
          </table:table-cell>
          <table:table-cell table:style-name="ce55"/>
          <table:table-cell table:style-name="ce95" office:value-type="float" office:value="96.9011222324207" calcext:value-type="float">
            <text:p>96.90</text:p>
          </table:table-cell>
          <table:table-cell table:style-name="ce108" office:value-type="float" office:value="0.567782879903103" calcext:value-type="float">
            <text:p>0.57</text:p>
          </table:table-cell>
          <table:table-cell table:style-name="ce95" office:value-type="float" office:value="95.8475544937884" calcext:value-type="float">
            <text:p>95.85</text:p>
          </table:table-cell>
          <table:table-cell table:style-name="ce108" office:value-type="float" office:value="1.31181191251317" calcext:value-type="float">
            <text:p>1.31</text:p>
          </table:table-cell>
          <table:table-cell table:style-name="ce95" office:value-type="float" office:value="98.0060335350199" calcext:value-type="float">
            <text:p>98.01</text:p>
          </table:table-cell>
          <table:table-cell table:style-name="ce108" office:value-type="float" office:value="1.24117795875488" calcext:value-type="float">
            <text:p>1.24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Multi: TempEval" calcext:value-type="string">
            <text:p>Multi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3.50_{\pm 0.97}$ " calcext:value-type="string">
            <text:p><text:s/>$93.50_{\pm 0.97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2.48_{\pm 1.57}$ " calcext:value-type="string">
            <text:p><text:s/>$92.48_{\pm 1.57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4.56_{\pm 1.36}$ " calcext:value-type="string">
            <text:p><text:s/>$94.56_{\pm 1.36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6.90_{\pm 0.57}$ " calcext:value-type="string">
            <text:p><text:s/>$96.90_{\pm 0.57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85_{\pm 1.31}$ " calcext:value-type="string">
            <text:p><text:s/>$95.85_{\pm 1.31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8.01_{\pm 1.24}$ " calcext:value-type="string">
            <text:p><text:s/>$98.01_{\pm 1.2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-0.221828427734692" calcext:value-type="float">
            <text:p>-0.22</text:p>
          </table:table-cell>
          <table:table-cell table:style-name="ce26" table:formula="of:=IF(OR(ISBLANK([.C6]); ISBLANK([.C7])); &quot;&quot;; ([.C6] - [.C7]))" office:value-type="float" office:value="0.259796260022772" calcext:value-type="float">
            <text:p>0.26</text:p>
          </table:table-cell>
          <table:table-cell table:style-name="ce20" table:formula="of:=IF(OR(ISBLANK([.D6]); ISBLANK([.D7])); &quot;&quot;; ([.D6] - [.D7]))" office:value-type="float" office:value="0.00232438898190424" calcext:value-type="float">
            <text:p>0.00</text:p>
          </table:table-cell>
          <table:table-cell table:style-name="ce26" table:formula="of:=IF(OR(ISBLANK([.E6]); ISBLANK([.E7])); &quot;&quot;; ([.E6] - [.E7]))" office:value-type="float" office:value="0.0320390839323099" calcext:value-type="float">
            <text:p>0.03</text:p>
          </table:table-cell>
          <table:table-cell table:style-name="ce20" table:formula="of:=IF(OR(ISBLANK([.F6]); ISBLANK([.F7])); &quot;&quot;; ([.F6] - [.F7]))" office:value-type="float" office:value="-0.467711889619807" calcext:value-type="float">
            <text:p>-0.47</text:p>
          </table:table-cell>
          <table:table-cell table:style-name="ce26" table:formula="of:=IF(OR(ISBLANK([.G6]); ISBLANK([.G7])); &quot;&quot;; ([.G6] - [.G7]))" office:value-type="float" office:value="-0.0419747974865501" calcext:value-type="float">
            <text:p>-0.04</text:p>
          </table:table-cell>
          <table:table-cell table:style-name="ce42"/>
          <table:table-cell table:style-name="ce20" table:formula="of:=IF(OR(ISBLANK([.I6]); ISBLANK([.I7])); &quot;&quot;; ([.I6] - [.I7]))" office:value-type="float" office:value="-0.206433915064608" calcext:value-type="float">
            <text:p>-0.21</text:p>
          </table:table-cell>
          <table:table-cell table:style-name="ce26" table:formula="of:=IF(OR(ISBLANK([.J6]); ISBLANK([.J7])); &quot;&quot;; ([.J6] - [.J7]))" office:value-type="float" office:value="0.139284628408249" calcext:value-type="float">
            <text:p>0.14</text:p>
          </table:table-cell>
          <table:table-cell table:style-name="ce20" table:formula="of:=IF(OR(ISBLANK([.K6]); ISBLANK([.K7])); &quot;&quot;; ([.K6] - [.K7]))" office:value-type="float" office:value="0.0259516503215025" calcext:value-type="float">
            <text:p>0.03</text:p>
          </table:table-cell>
          <table:table-cell table:style-name="ce26" table:formula="of:=IF(OR(ISBLANK([.L6]); ISBLANK([.L7])); &quot;&quot;; ([.L6] - [.L7]))" office:value-type="float" office:value="-0.10461680758379" calcext:value-type="float">
            <text:p>-0.10</text:p>
          </table:table-cell>
          <table:table-cell table:style-name="ce20" table:formula="of:=IF(OR(ISBLANK([.M6]); ISBLANK([.M7])); &quot;&quot;; ([.M6] - [.M7]))" office:value-type="float" office:value="-0.461311147607589" calcext:value-type="float">
            <text:p>-0.46</text:p>
          </table:table-cell>
          <table:table-cell table:style-name="ce26" table:formula="of:=IF(OR(ISBLANK([.N6]); ISBLANK([.N7])); &quot;&quot;; ([.N6] - [.N7]))" office:value-type="float" office:value="-0.274332011969238" calcext:value-type="float">
            <text:p>-0.27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-0.22_{\delta \hspace{1px} 0.26}$ " calcext:value-type="string">
            <text:p><text:s/>$-0.22_{\delta \hspace{1px} 0.26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0.00_{\delta \hspace{1px} 0.03}$ " calcext:value-type="string">
            <text:p><text:s/>$0.00_{\delta \hspace{1px} 0.03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-0.47_{\delta \hspace{1px} -0.04}$ " calcext:value-type="string">
            <text:p><text:s/>$-0.47_{\delta \hspace{1px} -0.04}$ </text:p>
          </table:table-cell>
          <table:table-cell table:style-name="ce76"/>
          <table:table-cell table:style-name="ce66" table:formula="of:=IF(AND([.I8]&lt;&gt;&quot;&quot;; [.J8]&lt;&gt;&quot;&quot;); &quot; $&quot; &amp; TEXT([.I8]; &quot;0.00&quot;) &amp; &quot;_{\delta \hspace{1px} &quot; &amp; TEXT([.J8]; &quot;0.00&quot;) &amp; &quot;}$ &quot;; &quot;&quot;)" office:value-type="string" office:string-value=" $-0.21_{\delta \hspace{1px} 0.14}$ " calcext:value-type="string">
            <text:p><text:s/>$-0.21_{\delta \hspace{1px} 0.14}$ </text:p>
          </table:table-cell>
          <table:table-cell table:style-name="ce89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0.03_{\delta \hspace{1px} -0.10}$ " calcext:value-type="string">
            <text:p><text:s/>$0.03_{\delta \hspace{1px} -0.10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-0.46_{\delta \hspace{1px} -0.27}$ " calcext:value-type="string">
            <text:p><text:s/>$-0.46_{\delta \hspace{1px} -0.2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>
            <text:p/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Single: TimeBank</text:p>
          </table:table-cell>
          <table:table-cell table:style-name="ce95" office:value-type="float" office:value="96.3457513317541" calcext:value-type="float">
            <text:p>96.35</text:p>
          </table:table-cell>
          <table:table-cell table:style-name="ce108" office:value-type="float" office:value="0.775045977860169" calcext:value-type="float">
            <text:p>0.78</text:p>
          </table:table-cell>
          <table:table-cell table:style-name="ce95" office:value-type="float" office:value="95.4915217256192" calcext:value-type="float">
            <text:p>95.49</text:p>
          </table:table-cell>
          <table:table-cell table:style-name="ce108" office:value-type="float" office:value="0.87383827613069" calcext:value-type="float">
            <text:p>0.87</text:p>
          </table:table-cell>
          <table:table-cell table:style-name="ce115" office:value-type="float" office:value="97.2231161662891" calcext:value-type="float">
            <text:p>97.22</text:p>
          </table:table-cell>
          <table:table-cell table:style-name="ce115" office:value-type="float" office:value="1.08339648017863" calcext:value-type="float">
            <text:p>1.08</text:p>
          </table:table-cell>
          <table:table-cell table:style-name="ce55"/>
          <table:table-cell table:style-name="ce95" office:value-type="float" office:value="97.9272412042348" calcext:value-type="float">
            <text:p>97.93</text:p>
          </table:table-cell>
          <table:table-cell table:style-name="ce108" office:value-type="float" office:value="0.623639813790452" calcext:value-type="float">
            <text:p>0.62</text:p>
          </table:table-cell>
          <table:table-cell table:style-name="ce95" office:value-type="float" office:value="97.0620508396749" calcext:value-type="float">
            <text:p>97.06</text:p>
          </table:table-cell>
          <table:table-cell table:style-name="ce108" office:value-type="float" office:value="1.07120298342089" calcext:value-type="float">
            <text:p>1.07</text:p>
          </table:table-cell>
          <table:table-cell table:style-name="ce95" office:value-type="float" office:value="98.815819286371" calcext:value-type="float">
            <text:p>98.82</text:p>
          </table:table-cell>
          <table:table-cell table:style-name="ce108" office:value-type="float" office:value="0.593435621492504" calcext:value-type="float">
            <text:p>0.59</text:p>
          </table:table-cell>
          <table:table-cell table:style-name="ce25" table:number-columns-repeated="2"/>
          <table:table-cell table:style-name="ce24"/>
          <table:table-cell table:style-name="ce44" table:formula="of:=IF([.A10]&lt;&gt;&quot;&quot;; [.A10]; &quot;&quot;)" office:value-type="string" office:string-value="Single: TimeBank" calcext:value-type="string">
            <text:p>Singl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6.35_{\pm 0.78}$ " calcext:value-type="string">
            <text:p><text:s/>$96.35_{\pm 0.78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5.49_{\pm 0.87}$ " calcext:value-type="string">
            <text:p><text:s/>$95.49_{\pm 0.87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7.22_{\pm 1.08}$ " calcext:value-type="string">
            <text:p><text:s/>$97.22_{\pm 1.08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7.93_{\pm 0.62}$ " calcext:value-type="string">
            <text:p><text:s/>$97.93_{\pm 0.62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06_{\pm 1.07}$ " calcext:value-type="string">
            <text:p><text:s/>$97.06_{\pm 1.07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8.82_{\pm 0.59}$ " calcext:value-type="string">
            <text:p><text:s/>$98.82_{\pm 0.5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Multi: TimeBank</text:p>
          </table:table-cell>
          <table:table-cell table:style-name="ce95" office:value-type="float" office:value="96.6453153831645" calcext:value-type="float">
            <text:p>96.65</text:p>
          </table:table-cell>
          <table:table-cell table:style-name="ce108" office:value-type="float" office:value="0.966890820046672" calcext:value-type="float">
            <text:p>0.97</text:p>
          </table:table-cell>
          <table:table-cell table:style-name="ce95" office:value-type="float" office:value="95.7900095550552" calcext:value-type="float">
            <text:p>95.79</text:p>
          </table:table-cell>
          <table:table-cell table:style-name="ce108" office:value-type="float" office:value="1.25200557288131" calcext:value-type="float">
            <text:p>1.25</text:p>
          </table:table-cell>
          <table:table-cell table:style-name="ce115" office:value-type="float" office:value="97.5241617374181" calcext:value-type="float">
            <text:p>97.52</text:p>
          </table:table-cell>
          <table:table-cell table:style-name="ce115" office:value-type="float" office:value="1.03193416031594" calcext:value-type="float">
            <text:p>1.03</text:p>
          </table:table-cell>
          <table:table-cell table:style-name="ce55"/>
          <table:table-cell table:style-name="ce95" office:value-type="float" office:value="97.9190504637802" calcext:value-type="float">
            <text:p>97.92</text:p>
          </table:table-cell>
          <table:table-cell table:style-name="ce108" office:value-type="float" office:value="0.594094700003174" calcext:value-type="float">
            <text:p>0.59</text:p>
          </table:table-cell>
          <table:table-cell table:style-name="ce95" office:value-type="float" office:value="97.0530254889589" calcext:value-type="float">
            <text:p>97.05</text:p>
          </table:table-cell>
          <table:table-cell table:style-name="ce108" office:value-type="float" office:value="1.05653639988551" calcext:value-type="float">
            <text:p>1.06</text:p>
          </table:table-cell>
          <table:table-cell table:style-name="ce95" office:value-type="float" office:value="98.8088924977263" calcext:value-type="float">
            <text:p>98.81</text:p>
          </table:table-cell>
          <table:table-cell table:style-name="ce108" office:value-type="float" office:value="0.600936257877474" calcext:value-type="float">
            <text:p>0.60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Multi: TimeBank" calcext:value-type="string">
            <text:p>Multi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6.65_{\pm 0.97}$ " calcext:value-type="string">
            <text:p><text:s/>$96.65_{\pm 0.97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5.79_{\pm 1.25}$ " calcext:value-type="string">
            <text:p><text:s/>$95.79_{\pm 1.25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7.52_{\pm 1.03}$ " calcext:value-type="string">
            <text:p><text:s/>$97.52_{\pm 1.03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7.92_{\pm 0.59}$ " calcext:value-type="string">
            <text:p><text:s/>$97.92_{\pm 0.59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05_{\pm 1.06}$ " calcext:value-type="string">
            <text:p><text:s/>$97.05_{\pm 1.06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81_{\pm 0.60}$ " calcext:value-type="string">
            <text:p><text:s/>$98.81_{\pm 0.6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-0.2995640514104" calcext:value-type="float">
            <text:p>-0.30</text:p>
          </table:table-cell>
          <table:table-cell table:style-name="ce26" table:formula="of:=IF(OR(ISBLANK([.C10]); ISBLANK([.C11])); &quot;&quot;; ([.C10] - [.C11]))" office:value-type="float" office:value="-0.191844842186503" calcext:value-type="float">
            <text:p>-0.19</text:p>
          </table:table-cell>
          <table:table-cell table:style-name="ce20" table:formula="of:=IF(OR(ISBLANK([.D10]); ISBLANK([.D11])); &quot;&quot;; ([.D10] - [.D11]))" office:value-type="float" office:value="-0.298487829436013" calcext:value-type="float">
            <text:p>-0.30</text:p>
          </table:table-cell>
          <table:table-cell table:style-name="ce26" table:formula="of:=IF(OR(ISBLANK([.E10]); ISBLANK([.E11])); &quot;&quot;; ([.E10] - [.E11]))" office:value-type="float" office:value="-0.37816729675062" calcext:value-type="float">
            <text:p>-0.38</text:p>
          </table:table-cell>
          <table:table-cell table:style-name="ce20" table:formula="of:=IF(OR(ISBLANK([.F10]); ISBLANK([.F11])); &quot;&quot;; ([.F10] - [.F11]))" office:value-type="float" office:value="-0.301045571128995" calcext:value-type="float">
            <text:p>-0.30</text:p>
          </table:table-cell>
          <table:table-cell table:style-name="ce26" table:formula="of:=IF(OR(ISBLANK([.G10]); ISBLANK([.G11])); &quot;&quot;; ([.G10] - [.G11]))" office:value-type="float" office:value="0.05146231986269" calcext:value-type="float">
            <text:p>0.05</text:p>
          </table:table-cell>
          <table:table-cell table:style-name="ce42"/>
          <table:table-cell table:style-name="ce20" table:formula="of:=IF(OR(ISBLANK([.I10]); ISBLANK([.I11])); &quot;&quot;; ([.I10] - [.I11]))" office:value-type="float" office:value="0.00819074045460866" calcext:value-type="float">
            <text:p>0.01</text:p>
          </table:table-cell>
          <table:table-cell table:style-name="ce26" table:formula="of:=IF(OR(ISBLANK([.J10]); ISBLANK([.J11])); &quot;&quot;; ([.J10] - [.J11]))" office:value-type="float" office:value="0.029545113787278" calcext:value-type="float">
            <text:p>0.03</text:p>
          </table:table-cell>
          <table:table-cell table:style-name="ce20" table:formula="of:=IF(OR(ISBLANK([.K10]); ISBLANK([.K11])); &quot;&quot;; ([.K10] - [.K11]))" office:value-type="float" office:value="0.00902535071600141" calcext:value-type="float">
            <text:p>0.01</text:p>
          </table:table-cell>
          <table:table-cell table:style-name="ce26" table:formula="of:=IF(OR(ISBLANK([.L10]); ISBLANK([.L11])); &quot;&quot;; ([.L10] - [.L11]))" office:value-type="float" office:value="0.0146665835353801" calcext:value-type="float">
            <text:p>0.01</text:p>
          </table:table-cell>
          <table:table-cell table:style-name="ce20" table:formula="of:=IF(OR(ISBLANK([.M10]); ISBLANK([.M11])); &quot;&quot;; ([.M10] - [.M11]))" office:value-type="float" office:value="0.00692678864469087" calcext:value-type="float">
            <text:p>0.01</text:p>
          </table:table-cell>
          <table:table-cell table:style-name="ce26" table:formula="of:=IF(OR(ISBLANK([.N10]); ISBLANK([.N11])); &quot;&quot;; ([.N10] - [.N11]))" office:value-type="float" office:value="-0.00750063638497001" calcext:value-type="float">
            <text:p>-0.01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-0.30_{\delta \hspace{1px} -0.19}$ " calcext:value-type="string">
            <text:p><text:s/>$-0.30_{\delta \hspace{1px} -0.19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-0.30_{\delta \hspace{1px} -0.38}$ " calcext:value-type="string">
            <text:p><text:s/>$-0.30_{\delta \hspace{1px} -0.38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-0.30_{\delta \hspace{1px} 0.05}$ " calcext:value-type="string">
            <text:p><text:s/>$-0.30_{\delta \hspace{1px} 0.05}$ </text:p>
          </table:table-cell>
          <table:table-cell table:style-name="ce76"/>
          <table:table-cell table:style-name="ce91" table:formula="of:=IF(AND([.I12]&lt;&gt;&quot;&quot;; [.J12]&lt;&gt;&quot;&quot;); &quot; $&quot; &amp; TEXT([.I12]; &quot;0.00&quot;) &amp; &quot;_{\delta \hspace{1px} &quot; &amp; TEXT([.J12]; &quot;0.00&quot;) &amp; &quot;}$ &quot;; &quot;&quot;)" office:value-type="string" office:string-value=" $0.01_{\delta \hspace{1px} 0.03}$ " calcext:value-type="string">
            <text:p><text:s/>$0.01_{\delta \hspace{1px} 0.03}$ </text:p>
          </table:table-cell>
          <table:table-cell table:style-name="ce61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0.01_{\delta \hspace{1px} 0.01}$ " calcext:value-type="string">
            <text:p><text:s/>$0.01_{\delta \hspace{1px} 0.01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01_{\delta \hspace{1px} -0.01}$ " calcext:value-type="string">
            <text:p><text:s/>$0.01_{\delta \hspace{1px} -0.0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>
            <text:p/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AQUAINT</text:p>
          </table:table-cell>
          <table:table-cell table:style-name="ce19" office:value-type="float" office:value="83.7757458919828" calcext:value-type="float">
            <text:p>83.78</text:p>
          </table:table-cell>
          <table:table-cell table:style-name="ce34" office:value-type="float" office:value="5.51183673711766" calcext:value-type="float">
            <text:p>5.51</text:p>
          </table:table-cell>
          <table:table-cell table:style-name="ce19" office:value-type="float" office:value="82.237653997108" calcext:value-type="float">
            <text:p>82.24</text:p>
          </table:table-cell>
          <table:table-cell table:style-name="ce34" office:value-type="float" office:value="6.17312614021408" calcext:value-type="float">
            <text:p>6.17</text:p>
          </table:table-cell>
          <table:table-cell table:style-name="ce29" office:value-type="float" office:value="85.5335450994329" calcext:value-type="float">
            <text:p>85.53</text:p>
          </table:table-cell>
          <table:table-cell table:style-name="ce29" office:value-type="float" office:value="5.95465875219678" calcext:value-type="float">
            <text:p>5.95</text:p>
          </table:table-cell>
          <table:table-cell table:style-name="ce56"/>
          <table:table-cell table:style-name="ce19" office:value-type="float" office:value="92.9901384522859" calcext:value-type="float">
            <text:p>92.99</text:p>
          </table:table-cell>
          <table:table-cell table:style-name="ce34" office:value-type="float" office:value="2.09474667164004" calcext:value-type="float">
            <text:p>2.09</text:p>
          </table:table-cell>
          <table:table-cell table:style-name="ce19" office:value-type="float" office:value="91.2913235714479" calcext:value-type="float">
            <text:p>91.29</text:p>
          </table:table-cell>
          <table:table-cell table:style-name="ce34" office:value-type="float" office:value="4.00249716909711" calcext:value-type="float">
            <text:p>4.00</text:p>
          </table:table-cell>
          <table:table-cell table:style-name="ce19" office:value-type="float" office:value="94.9314282614082" calcext:value-type="float">
            <text:p>94.93</text:p>
          </table:table-cell>
          <table:table-cell table:style-name="ce34" office:value-type="float" office:value="2.80101212131395" calcext:value-type="float">
            <text:p>2.80</text:p>
          </table:table-cell>
          <table:table-cell table:style-name="ce25" table:number-columns-repeated="2"/>
          <table:table-cell table:style-name="ce24"/>
          <table:table-cell table:style-name="ce44" table:formula="of:=IF([.A14]&lt;&gt;&quot;&quot;; [.A14]; &quot;&quot;)" office:value-type="string" office:string-value="Single: AQUAINT" calcext:value-type="string">
            <text:p>Singl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3.78_{\pm 5.51}$ " calcext:value-type="string">
            <text:p><text:s/>$83.78_{\pm 5.51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2.24_{\pm 6.17}$ " calcext:value-type="string">
            <text:p><text:s/>$82.24_{\pm 6.17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5.53_{\pm 5.95}$ " calcext:value-type="string">
            <text:p><text:s/>$85.53_{\pm 5.95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2.99_{\pm 2.09}$ " calcext:value-type="string">
            <text:p><text:s/>$92.99_{\pm 2.09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1.29_{\pm 4.00}$ " calcext:value-type="string">
            <text:p><text:s/>$91.29_{\pm 4.00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4.93_{\pm 2.80}$ " calcext:value-type="string">
            <text:p><text:s/>$94.93_{\pm 2.8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AQUAINT</text:p>
          </table:table-cell>
          <table:table-cell table:style-name="ce19" office:value-type="float" office:value="81.9037109740236" calcext:value-type="float">
            <text:p>81.90</text:p>
          </table:table-cell>
          <table:table-cell table:style-name="ce34" office:value-type="float" office:value="3.31433362765271" calcext:value-type="float">
            <text:p>3.31</text:p>
          </table:table-cell>
          <table:table-cell table:style-name="ce19" office:value-type="float" office:value="80.7858682163574" calcext:value-type="float">
            <text:p>80.79</text:p>
          </table:table-cell>
          <table:table-cell table:style-name="ce34" office:value-type="float" office:value="3.99476757172862" calcext:value-type="float">
            <text:p>3.99</text:p>
          </table:table-cell>
          <table:table-cell table:style-name="ce29" office:value-type="float" office:value="83.1607310652483" calcext:value-type="float">
            <text:p>83.16</text:p>
          </table:table-cell>
          <table:table-cell table:style-name="ce29" office:value-type="float" office:value="3.79778727808011" calcext:value-type="float">
            <text:p>3.80</text:p>
          </table:table-cell>
          <table:table-cell table:style-name="ce56"/>
          <table:table-cell table:style-name="ce19" office:value-type="float" office:value="92.7328253373556" calcext:value-type="float">
            <text:p>92.73</text:p>
          </table:table-cell>
          <table:table-cell table:style-name="ce34" office:value-type="float" office:value="1.7498681867825" calcext:value-type="float">
            <text:p>1.75</text:p>
          </table:table-cell>
          <table:table-cell table:style-name="ce19" office:value-type="float" office:value="91.4617682455627" calcext:value-type="float">
            <text:p>91.46</text:p>
          </table:table-cell>
          <table:table-cell table:style-name="ce34" office:value-type="float" office:value="3.01933836431078" calcext:value-type="float">
            <text:p>3.02</text:p>
          </table:table-cell>
          <table:table-cell table:style-name="ce19" office:value-type="float" office:value="94.1626855332723" calcext:value-type="float">
            <text:p>94.16</text:p>
          </table:table-cell>
          <table:table-cell table:style-name="ce34" office:value-type="float" office:value="2.85475844637225" calcext:value-type="float">
            <text:p>2.85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Multi: AQUAINT" calcext:value-type="string">
            <text:p>Multi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1.90_{\pm 3.31}$ " calcext:value-type="string">
            <text:p><text:s/>$81.90_{\pm 3.31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0.79_{\pm 3.99}$ " calcext:value-type="string">
            <text:p><text:s/>$80.79_{\pm 3.99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3.16_{\pm 3.80}$ " calcext:value-type="string">
            <text:p><text:s/>$83.16_{\pm 3.80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2.73_{\pm 1.75}$ " calcext:value-type="string">
            <text:p><text:s/>$92.73_{\pm 1.75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1.46_{\pm 3.02}$ " calcext:value-type="string">
            <text:p><text:s/>$91.46_{\pm 3.02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4.16_{\pm 2.85}$ " calcext:value-type="string">
            <text:p><text:s/>$94.16_{\pm 2.8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1.8720349179592" calcext:value-type="float">
            <text:p>1.87</text:p>
          </table:table-cell>
          <table:table-cell table:style-name="ce26" table:formula="of:=IF(OR(ISBLANK([.C14]); ISBLANK([.C15])); &quot;&quot;; ([.C14] - [.C15]))" office:value-type="float" office:value="2.19750310946495" calcext:value-type="float">
            <text:p>2.20</text:p>
          </table:table-cell>
          <table:table-cell table:style-name="ce20" table:formula="of:=IF(OR(ISBLANK([.D14]); ISBLANK([.D15])); &quot;&quot;; ([.D14] - [.D15]))" office:value-type="float" office:value="1.4517857807506" calcext:value-type="float">
            <text:p>1.45</text:p>
          </table:table-cell>
          <table:table-cell table:style-name="ce26" table:formula="of:=IF(OR(ISBLANK([.E14]); ISBLANK([.E15])); &quot;&quot;; ([.E14] - [.E15]))" office:value-type="float" office:value="2.17835856848546" calcext:value-type="float">
            <text:p>2.18</text:p>
          </table:table-cell>
          <table:table-cell table:style-name="ce20" table:formula="of:=IF(OR(ISBLANK([.F14]); ISBLANK([.F15])); &quot;&quot;; ([.F14] - [.F15]))" office:value-type="float" office:value="2.3728140341846" calcext:value-type="float">
            <text:p>2.37</text:p>
          </table:table-cell>
          <table:table-cell table:style-name="ce26" table:formula="of:=IF(OR(ISBLANK([.G14]); ISBLANK([.G15])); &quot;&quot;; ([.G14] - [.G15]))" office:value-type="float" office:value="2.15687147411667" calcext:value-type="float">
            <text:p>2.16</text:p>
          </table:table-cell>
          <table:table-cell table:style-name="ce42"/>
          <table:table-cell table:style-name="ce20" table:formula="of:=IF(OR(ISBLANK([.I14]); ISBLANK([.I15])); &quot;&quot;; ([.I14] - [.I15]))" office:value-type="float" office:value="0.257313114930298" calcext:value-type="float">
            <text:p>0.26</text:p>
          </table:table-cell>
          <table:table-cell table:style-name="ce26" table:formula="of:=IF(OR(ISBLANK([.J14]); ISBLANK([.J15])); &quot;&quot;; ([.J14] - [.J15]))" office:value-type="float" office:value="0.34487848485754" calcext:value-type="float">
            <text:p>0.34</text:p>
          </table:table-cell>
          <table:table-cell table:style-name="ce20" table:formula="of:=IF(OR(ISBLANK([.K14]); ISBLANK([.K15])); &quot;&quot;; ([.K14] - [.K15]))" office:value-type="float" office:value="-0.17044467411479" calcext:value-type="float">
            <text:p>-0.17</text:p>
          </table:table-cell>
          <table:table-cell table:style-name="ce26" table:formula="of:=IF(OR(ISBLANK([.L14]); ISBLANK([.L15])); &quot;&quot;; ([.L14] - [.L15]))" office:value-type="float" office:value="0.98315880478633" calcext:value-type="float">
            <text:p>0.98</text:p>
          </table:table-cell>
          <table:table-cell table:style-name="ce20" table:formula="of:=IF(OR(ISBLANK([.M14]); ISBLANK([.M15])); &quot;&quot;; ([.M14] - [.M15]))" office:value-type="float" office:value="0.768742728135905" calcext:value-type="float">
            <text:p>0.77</text:p>
          </table:table-cell>
          <table:table-cell table:style-name="ce26" table:formula="of:=IF(OR(ISBLANK([.N14]); ISBLANK([.N15])); &quot;&quot;; ([.N14] - [.N15]))" office:value-type="float" office:value="-0.0537463250583001" calcext:value-type="float">
            <text:p>-0.05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89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1.87_{\delta \hspace{1px} 2.20}$ " calcext:value-type="string">
            <text:p><text:s/>$1.87_{\delta \hspace{1px} 2.20}$ </text:p>
          </table:table-cell>
          <table:table-cell table:style-name="ce89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1.45_{\delta \hspace{1px} 2.18}$ " calcext:value-type="string">
            <text:p><text:s/>$1.45_{\delta \hspace{1px} 2.18}$ </text:p>
          </table:table-cell>
          <table:table-cell table:style-name="ce89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2.37_{\delta \hspace{1px} 2.16}$ " calcext:value-type="string">
            <text:p><text:s/>$2.37_{\delta \hspace{1px} 2.16}$ </text:p>
          </table:table-cell>
          <table:table-cell table:style-name="ce76"/>
          <table:table-cell table:style-name="ce91" table:formula="of:=IF(AND([.I16]&lt;&gt;&quot;&quot;; [.J16]&lt;&gt;&quot;&quot;); &quot; $&quot; &amp; TEXT([.I16]; &quot;0.00&quot;) &amp; &quot;_{\delta \hspace{1px} &quot; &amp; TEXT([.J16]; &quot;0.00&quot;) &amp; &quot;}$ &quot;; &quot;&quot;)" office:value-type="string" office:string-value=" $0.26_{\delta \hspace{1px} 0.34}$ " calcext:value-type="string">
            <text:p><text:s/>$0.26_{\delta \hspace{1px} 0.34}$ </text:p>
          </table:table-cell>
          <table:table-cell table:style-name="ce61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-0.17_{\delta \hspace{1px} 0.98}$ " calcext:value-type="string">
            <text:p><text:s/>$-0.17_{\delta \hspace{1px} 0.98}$ </text:p>
          </table:table-cell>
          <table:table-cell table:style-name="ce91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0.77_{\delta \hspace{1px} -0.05}$ " calcext:value-type="string">
            <text:p><text:s/>$0.77_{\delta \hspace{1px} -0.0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Fullpate</text:p>
          </table:table-cell>
          <table:table-cell table:style-name="ce19" office:value-type="float" office:value="95.8522240405956" calcext:value-type="float">
            <text:p>95.85</text:p>
          </table:table-cell>
          <table:table-cell table:style-name="ce34" office:value-type="float" office:value="2.10384340973654" calcext:value-type="float">
            <text:p>2.10</text:p>
          </table:table-cell>
          <table:table-cell table:style-name="ce19" office:value-type="float" office:value="95.9785495054146" calcext:value-type="float">
            <text:p>95.98</text:p>
          </table:table-cell>
          <table:table-cell table:style-name="ce34" office:value-type="float" office:value="2.49397115630576" calcext:value-type="float">
            <text:p>2.49</text:p>
          </table:table-cell>
          <table:table-cell table:style-name="ce29" office:value-type="float" office:value="95.7350702993393" calcext:value-type="float">
            <text:p>95.74</text:p>
          </table:table-cell>
          <table:table-cell table:style-name="ce29" office:value-type="float" office:value="1.85247238903944" calcext:value-type="float">
            <text:p>1.85</text:p>
          </table:table-cell>
          <table:table-cell table:style-name="ce56"/>
          <table:table-cell table:style-name="ce19" office:value-type="float" office:value="98.9819708954761" calcext:value-type="float">
            <text:p>98.98</text:p>
          </table:table-cell>
          <table:table-cell table:style-name="ce34" office:value-type="float" office:value="0.622412543885873" calcext:value-type="float">
            <text:p>0.62</text:p>
          </table:table-cell>
          <table:table-cell table:style-name="ce19" office:value-type="float" office:value="99.1051627684654" calcext:value-type="float">
            <text:p>99.11</text:p>
          </table:table-cell>
          <table:table-cell table:style-name="ce34" office:value-type="float" office:value="0.966597773597881" calcext:value-type="float">
            <text:p>0.97</text:p>
          </table:table-cell>
          <table:table-cell table:style-name="ce19" office:value-type="float" office:value="98.8683835568169" calcext:value-type="float">
            <text:p>98.87</text:p>
          </table:table-cell>
          <table:table-cell table:style-name="ce34" office:value-type="float" office:value="0.863905279505041" calcext:value-type="float">
            <text:p>0.86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Single: Fullpate" calcext:value-type="string">
            <text:p>Singl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5.85_{\pm 2.10}$ " calcext:value-type="string">
            <text:p><text:s/>$95.85_{\pm 2.10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5.98_{\pm 2.49}$ " calcext:value-type="string">
            <text:p><text:s/>$95.98_{\pm 2.49}$ </text:p>
          </table:table-cell>
          <table:table-cell table:style-name="ce69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5.74_{\pm 1.85}$ " calcext:value-type="string">
            <text:p><text:s/>$95.74_{\pm 1.85}$ </text:p>
          </table:table-cell>
          <table:table-cell table:style-name="ce70"/>
          <table:table-cell table:style-name="ce67" table:formula="of:=IF(AND([.I18]&lt;&gt;&quot;&quot;; [.J18]&lt;&gt;&quot;&quot;); &quot; $&quot; &amp; TEXT([.I18]; &quot;0.00&quot;) &amp; &quot;_{\pm &quot; &amp; TEXT([.J18]; &quot;0.00&quot;) &amp; &quot;}$ &quot;; &quot;&quot;)" office:value-type="string" office:string-value=" $98.98_{\pm 0.62}$ " calcext:value-type="string">
            <text:p><text:s/>$98.98_{\pm 0.62}$ </text:p>
          </table:table-cell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9.11_{\pm 0.97}$ " calcext:value-type="string">
            <text:p><text:s/>$99.11_{\pm 0.97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8.87_{\pm 0.86}$ " calcext:value-type="string">
            <text:p><text:s/>$98.87_{\pm 0.8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Fullpate</text:p>
          </table:table-cell>
          <table:table-cell table:style-name="ce19" office:value-type="float" office:value="95.1213431751086" calcext:value-type="float">
            <text:p>95.12</text:p>
          </table:table-cell>
          <table:table-cell table:style-name="ce34" office:value-type="float" office:value="2.16317998533275" calcext:value-type="float">
            <text:p>2.16</text:p>
          </table:table-cell>
          <table:table-cell table:style-name="ce19" office:value-type="float" office:value="94.9636980675822" calcext:value-type="float">
            <text:p>94.96</text:p>
          </table:table-cell>
          <table:table-cell table:style-name="ce34" office:value-type="float" office:value="2.35449597224691" calcext:value-type="float">
            <text:p>2.35</text:p>
          </table:table-cell>
          <table:table-cell table:style-name="ce29" office:value-type="float" office:value="95.2822508216223" calcext:value-type="float">
            <text:p>95.28</text:p>
          </table:table-cell>
          <table:table-cell table:style-name="ce25" office:value-type="float" office:value="2.01286218580634" calcext:value-type="float">
            <text:p>2.01</text:p>
          </table:table-cell>
          <table:table-cell table:style-name="ce56"/>
          <table:table-cell table:style-name="ce19" office:value-type="float" office:value="99.1246105721158" calcext:value-type="float">
            <text:p>99.12</text:p>
          </table:table-cell>
          <table:table-cell table:style-name="ce34" office:value-type="float" office:value="0.48288476335324" calcext:value-type="float">
            <text:p>0.48</text:p>
          </table:table-cell>
          <table:table-cell table:style-name="ce19" office:value-type="float" office:value="98.9574659183432" calcext:value-type="float">
            <text:p>98.96</text:p>
          </table:table-cell>
          <table:table-cell table:style-name="ce34" office:value-type="float" office:value="0.809067291399216" calcext:value-type="float">
            <text:p>0.81</text:p>
          </table:table-cell>
          <table:table-cell table:style-name="ce19" office:value-type="float" office:value="99.2952224794613" calcext:value-type="float">
            <text:p>99.30</text:p>
          </table:table-cell>
          <table:table-cell table:style-name="ce34" office:value-type="float" office:value="0.303329151741088" calcext:value-type="float">
            <text:p>0.30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Multi: Fullpate" calcext:value-type="string">
            <text:p>Multi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5.12_{\pm 2.16}$ " calcext:value-type="string">
            <text:p><text:s/>$95.12_{\pm 2.16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4.96_{\pm 2.35}$ " calcext:value-type="string">
            <text:p><text:s/>$94.96_{\pm 2.35}$ </text:p>
          </table:table-cell>
          <table:table-cell table:style-name="ce69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5.28_{\pm 2.01}$ " calcext:value-type="string">
            <text:p><text:s/>$95.28_{\pm 2.01}$ </text:p>
          </table:table-cell>
          <table:table-cell table:style-name="ce70"/>
          <table:table-cell table:style-name="ce67" table:formula="of:=IF(AND([.I19]&lt;&gt;&quot;&quot;; [.J19]&lt;&gt;&quot;&quot;); &quot; $&quot; &amp; TEXT([.I19]; &quot;0.00&quot;) &amp; &quot;_{\pm &quot; &amp; TEXT([.J19]; &quot;0.00&quot;) &amp; &quot;}$ &quot;; &quot;&quot;)" office:value-type="string" office:string-value=" $99.12_{\pm 0.48}$ " calcext:value-type="string">
            <text:p><text:s/>$99.12_{\pm 0.48}$ </text:p>
          </table:table-cell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8.96_{\pm 0.81}$ " calcext:value-type="string">
            <text:p><text:s/>$98.96_{\pm 0.81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9.30_{\pm 0.30}$ " calcext:value-type="string">
            <text:p><text:s/>$99.30_{\pm 0.3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730880865486995" calcext:value-type="float">
            <text:p>0.73</text:p>
          </table:table-cell>
          <table:table-cell table:style-name="ce26" table:formula="of:=IF(OR(ISBLANK([.C18]); ISBLANK([.C19])); &quot;&quot;; ([.C18] - [.C19]))" office:value-type="float" office:value="-0.0593365755962099" calcext:value-type="float">
            <text:p>-0.06</text:p>
          </table:table-cell>
          <table:table-cell table:style-name="ce20" table:formula="of:=IF(OR(ISBLANK([.D18]); ISBLANK([.D19])); &quot;&quot;; ([.D18] - [.D19]))" office:value-type="float" office:value="1.01485143783241" calcext:value-type="float">
            <text:p>1.01</text:p>
          </table:table-cell>
          <table:table-cell table:style-name="ce26" table:formula="of:=IF(OR(ISBLANK([.E18]); ISBLANK([.E19])); &quot;&quot;; ([.E18] - [.E19]))" office:value-type="float" office:value="0.13947518405885" calcext:value-type="float">
            <text:p>0.14</text:p>
          </table:table-cell>
          <table:table-cell table:style-name="ce20" table:formula="of:=IF(OR(ISBLANK([.F18]); ISBLANK([.F19])); &quot;&quot;; ([.F18] - [.F19]))" office:value-type="float" office:value="0.452819477717" calcext:value-type="float">
            <text:p>0.45</text:p>
          </table:table-cell>
          <table:table-cell table:style-name="ce26" table:formula="of:=IF(OR(ISBLANK([.G18]); ISBLANK([.G19])); &quot;&quot;; ([.G18] - [.G19]))" office:value-type="float" office:value="-0.1603897967669" calcext:value-type="float">
            <text:p>-0.16</text:p>
          </table:table-cell>
          <table:table-cell table:style-name="ce42"/>
          <table:table-cell table:style-name="ce20" table:formula="of:=IF(OR(ISBLANK([.I18]); ISBLANK([.I19])); &quot;&quot;; ([.I18] - [.I19]))" office:value-type="float" office:value="-0.142639676639703" calcext:value-type="float">
            <text:p>-0.14</text:p>
          </table:table-cell>
          <table:table-cell table:style-name="ce26" table:formula="of:=IF(OR(ISBLANK([.J18]); ISBLANK([.J19])); &quot;&quot;; ([.J18] - [.J19]))" office:value-type="float" office:value="0.139527780532633" calcext:value-type="float">
            <text:p>0.14</text:p>
          </table:table-cell>
          <table:table-cell table:style-name="ce20" table:formula="of:=IF(OR(ISBLANK([.K18]); ISBLANK([.K19])); &quot;&quot;; ([.K18] - [.K19]))" office:value-type="float" office:value="0.147696850122202" calcext:value-type="float">
            <text:p>0.15</text:p>
          </table:table-cell>
          <table:table-cell table:style-name="ce26" table:formula="of:=IF(OR(ISBLANK([.L18]); ISBLANK([.L19])); &quot;&quot;; ([.L18] - [.L19]))" office:value-type="float" office:value="0.157530482198665" calcext:value-type="float">
            <text:p>0.16</text:p>
          </table:table-cell>
          <table:table-cell table:style-name="ce20" table:formula="of:=IF(OR(ISBLANK([.M18]); ISBLANK([.M19])); &quot;&quot;; ([.M18] - [.M19]))" office:value-type="float" office:value="-0.426838922644407" calcext:value-type="float">
            <text:p>-0.43</text:p>
          </table:table-cell>
          <table:table-cell table:style-name="ce26" table:formula="of:=IF(OR(ISBLANK([.N18]); ISBLANK([.N19])); &quot;&quot;; ([.N18] - [.N19]))" office:value-type="float" office:value="0.560576127763953" calcext:value-type="float">
            <text:p>0.56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89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73_{\delta \hspace{1px} -0.06}$ " calcext:value-type="string">
            <text:p><text:s/>$0.73_{\delta \hspace{1px} -0.06}$ </text:p>
          </table:table-cell>
          <table:table-cell table:style-name="ce89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1.01_{\delta \hspace{1px} 0.14}$ " calcext:value-type="string">
            <text:p><text:s/>$1.01_{\delta \hspace{1px} 0.14}$ </text:p>
          </table:table-cell>
          <table:table-cell table:style-name="ce89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45_{\delta \hspace{1px} -0.16}$ " calcext:value-type="string">
            <text:p><text:s/>$0.45_{\delta \hspace{1px} -0.16}$ </text:p>
          </table:table-cell>
          <table:table-cell table:style-name="ce76"/>
          <table:table-cell table:style-name="ce66" table:formula="of:=IF(AND([.I20]&lt;&gt;&quot;&quot;; [.J20]&lt;&gt;&quot;&quot;); &quot; $&quot; &amp; TEXT([.I20]; &quot;0.00&quot;) &amp; &quot;_{\delta \hspace{1px} &quot; &amp; TEXT([.J20]; &quot;0.00&quot;) &amp; &quot;}$ &quot;; &quot;&quot;)" office:value-type="string" office:string-value=" $-0.14_{\delta \hspace{1px} 0.14}$ " calcext:value-type="string">
            <text:p><text:s/>$-0.14_{\delta \hspace{1px} 0.14}$ </text:p>
          </table:table-cell>
          <table:table-cell table:style-name="ce89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15_{\delta \hspace{1px} 0.16}$ " calcext:value-type="string">
            <text:p><text:s/>$0.15_{\delta \hspace{1px} 0.16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-0.43_{\delta \hspace{1px} 0.56}$ " calcext:value-type="string">
            <text:p><text:s/>$-0.43_{\delta \hspace{1px} 0.5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9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0"/>
          <table:table-cell table:style-name="ce67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Pate</text:p>
          </table:table-cell>
          <table:table-cell table:style-name="ce19" office:value-type="float" office:value="93.4150253002087" calcext:value-type="float">
            <text:p>93.42</text:p>
          </table:table-cell>
          <table:table-cell table:style-name="ce34" office:value-type="float" office:value="4.71159807180694" calcext:value-type="float">
            <text:p>4.71</text:p>
          </table:table-cell>
          <table:table-cell table:style-name="ce19" office:value-type="float" office:value="93.233877111554" calcext:value-type="float">
            <text:p>93.23</text:p>
          </table:table-cell>
          <table:table-cell table:style-name="ce34" office:value-type="float" office:value="4.70239673133884" calcext:value-type="float">
            <text:p>4.70</text:p>
          </table:table-cell>
          <table:table-cell table:style-name="ce29" office:value-type="float" office:value="93.6163399438513" calcext:value-type="float">
            <text:p>93.62</text:p>
          </table:table-cell>
          <table:table-cell table:style-name="ce25" office:value-type="float" office:value="4.9046603901922" calcext:value-type="float">
            <text:p>4.90</text:p>
          </table:table-cell>
          <table:table-cell table:style-name="ce56"/>
          <table:table-cell table:style-name="ce19" office:value-type="float" office:value="99.0350605012493" calcext:value-type="float">
            <text:p>99.04</text:p>
          </table:table-cell>
          <table:table-cell table:style-name="ce34" office:value-type="float" office:value="0.828285967434556" calcext:value-type="float">
            <text:p>0.83</text:p>
          </table:table-cell>
          <table:table-cell table:style-name="ce19" office:value-type="float" office:value="98.8517227604115" calcext:value-type="float">
            <text:p>98.85</text:p>
          </table:table-cell>
          <table:table-cell table:style-name="ce34" office:value-type="float" office:value="1.536302120154" calcext:value-type="float">
            <text:p>1.54</text:p>
          </table:table-cell>
          <table:table-cell table:style-name="ce19" office:value-type="float" office:value="99.2398125337085" calcext:value-type="float">
            <text:p>99.24</text:p>
          </table:table-cell>
          <table:table-cell table:style-name="ce34" office:value-type="float" office:value="1.0071896050121" calcext:value-type="float">
            <text:p>1.01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Single: Pate" calcext:value-type="string">
            <text:p>Singl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3.42_{\pm 4.71}$ " calcext:value-type="string">
            <text:p><text:s/>$93.42_{\pm 4.71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3.23_{\pm 4.70}$ " calcext:value-type="string">
            <text:p><text:s/>$93.23_{\pm 4.70}$ </text:p>
          </table:table-cell>
          <table:table-cell table:style-name="ce69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3.62_{\pm 4.90}$ " calcext:value-type="string">
            <text:p><text:s/>$93.62_{\pm 4.90}$ </text:p>
          </table:table-cell>
          <table:table-cell table:style-name="ce70"/>
          <table:table-cell table:style-name="ce67" table:formula="of:=IF(AND([.I22]&lt;&gt;&quot;&quot;; [.J22]&lt;&gt;&quot;&quot;); &quot; $&quot; &amp; TEXT([.I22]; &quot;0.00&quot;) &amp; &quot;_{\pm &quot; &amp; TEXT([.J22]; &quot;0.00&quot;) &amp; &quot;}$ &quot;; &quot;&quot;)" office:value-type="string" office:string-value=" $99.04_{\pm 0.83}$ " calcext:value-type="string">
            <text:p><text:s/>$99.04_{\pm 0.83}$ </text:p>
          </table:table-cell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8.85_{\pm 1.54}$ " calcext:value-type="string">
            <text:p><text:s/>$98.85_{\pm 1.54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9.24_{\pm 1.01}$ " calcext:value-type="string">
            <text:p><text:s/>$99.24_{\pm 1.0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Pate</text:p>
          </table:table-cell>
          <table:table-cell table:style-name="ce19" office:value-type="float" office:value="94.4134756202649" calcext:value-type="float">
            <text:p>94.41</text:p>
          </table:table-cell>
          <table:table-cell table:style-name="ce34" office:value-type="float" office:value="2.09237634214114" calcext:value-type="float">
            <text:p>2.09</text:p>
          </table:table-cell>
          <table:table-cell table:style-name="ce19" office:value-type="float" office:value="94.5609521472667" calcext:value-type="float">
            <text:p>94.56</text:p>
          </table:table-cell>
          <table:table-cell table:style-name="ce34" office:value-type="float" office:value="2.01355354583001" calcext:value-type="float">
            <text:p>2.01</text:p>
          </table:table-cell>
          <table:table-cell table:style-name="ce29" office:value-type="float" office:value="94.2709369599393" calcext:value-type="float">
            <text:p>94.27</text:p>
          </table:table-cell>
          <table:table-cell table:style-name="ce29" office:value-type="float" office:value="2.26635672180693" calcext:value-type="float">
            <text:p>2.27</text:p>
          </table:table-cell>
          <table:table-cell table:style-name="ce56"/>
          <table:table-cell table:style-name="ce19" office:value-type="float" office:value="99.1992793886822" calcext:value-type="float">
            <text:p>99.20</text:p>
          </table:table-cell>
          <table:table-cell table:style-name="ce34" office:value-type="float" office:value="0.941551709391351" calcext:value-type="float">
            <text:p>0.94</text:p>
          </table:table-cell>
          <table:table-cell table:style-name="ce19" office:value-type="float" office:value="99.3573149337295" calcext:value-type="float">
            <text:p>99.36</text:p>
          </table:table-cell>
          <table:table-cell table:style-name="ce34" office:value-type="float" office:value="1.06002692410459" calcext:value-type="float">
            <text:p>1.06</text:p>
          </table:table-cell>
          <table:table-cell table:style-name="ce19" office:value-type="float" office:value="99.046396529174" calcext:value-type="float">
            <text:p>99.05</text:p>
          </table:table-cell>
          <table:table-cell table:style-name="ce34" office:value-type="float" office:value="1.05457347181413" calcext:value-type="float">
            <text:p>1.05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Multi: Pate" calcext:value-type="string">
            <text:p>Multi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4.41_{\pm 2.09}$ " calcext:value-type="string">
            <text:p><text:s/>$94.41_{\pm 2.09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4.56_{\pm 2.01}$ " calcext:value-type="string">
            <text:p><text:s/>$94.56_{\pm 2.01}$ </text:p>
          </table:table-cell>
          <table:table-cell table:style-name="ce69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4.27_{\pm 2.27}$ " calcext:value-type="string">
            <text:p><text:s/>$94.27_{\pm 2.27}$ </text:p>
          </table:table-cell>
          <table:table-cell table:style-name="ce70"/>
          <table:table-cell table:style-name="ce67" table:formula="of:=IF(AND([.I23]&lt;&gt;&quot;&quot;; [.J23]&lt;&gt;&quot;&quot;); &quot; $&quot; &amp; TEXT([.I23]; &quot;0.00&quot;) &amp; &quot;_{\pm &quot; &amp; TEXT([.J23]; &quot;0.00&quot;) &amp; &quot;}$ &quot;; &quot;&quot;)" office:value-type="string" office:string-value=" $99.20_{\pm 0.94}$ " calcext:value-type="string">
            <text:p><text:s/>$99.20_{\pm 0.94}$ </text:p>
          </table:table-cell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9.36_{\pm 1.06}$ " calcext:value-type="string">
            <text:p><text:s/>$99.36_{\pm 1.06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05_{\pm 1.05}$ " calcext:value-type="string">
            <text:p><text:s/>$99.05_{\pm 1.0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-0.998450320056207" calcext:value-type="float">
            <text:p>-1.00</text:p>
          </table:table-cell>
          <table:table-cell table:style-name="ce26" table:formula="of:=IF(OR(ISBLANK([.C22]); ISBLANK([.C23])); &quot;&quot;; ([.C22] - [.C23]))" office:value-type="float" office:value="2.6192217296658" calcext:value-type="float">
            <text:p>2.62</text:p>
          </table:table-cell>
          <table:table-cell table:style-name="ce20" table:formula="of:=IF(OR(ISBLANK([.D22]); ISBLANK([.D23])); &quot;&quot;; ([.D22] - [.D23]))" office:value-type="float" office:value="-1.32707503571271" calcext:value-type="float">
            <text:p>-1.33</text:p>
          </table:table-cell>
          <table:table-cell table:style-name="ce26" table:formula="of:=IF(OR(ISBLANK([.E22]); ISBLANK([.E23])); &quot;&quot;; ([.E22] - [.E23]))" office:value-type="float" office:value="2.68884318550883" calcext:value-type="float">
            <text:p>2.69</text:p>
          </table:table-cell>
          <table:table-cell table:style-name="ce20" table:formula="of:=IF(OR(ISBLANK([.F22]); ISBLANK([.F23])); &quot;&quot;; ([.F22] - [.F23]))" office:value-type="float" office:value="-0.654597016088005" calcext:value-type="float">
            <text:p>-0.65</text:p>
          </table:table-cell>
          <table:table-cell table:style-name="ce26" table:formula="of:=IF(OR(ISBLANK([.G22]); ISBLANK([.G23])); &quot;&quot;; ([.G22] - [.G23]))" office:value-type="float" office:value="2.63830366838527" calcext:value-type="float">
            <text:p>2.64</text:p>
          </table:table-cell>
          <table:table-cell table:style-name="ce42"/>
          <table:table-cell table:style-name="ce20" table:formula="of:=IF(OR(ISBLANK([.I22]); ISBLANK([.I23])); &quot;&quot;; ([.I22] - [.I23]))" office:value-type="float" office:value="-0.164218887432895" calcext:value-type="float">
            <text:p>-0.16</text:p>
          </table:table-cell>
          <table:table-cell table:style-name="ce26" table:formula="of:=IF(OR(ISBLANK([.J22]); ISBLANK([.J23])); &quot;&quot;; ([.J22] - [.J23]))" office:value-type="float" office:value="-0.113265741956795" calcext:value-type="float">
            <text:p>-0.11</text:p>
          </table:table-cell>
          <table:table-cell table:style-name="ce20" table:formula="of:=IF(OR(ISBLANK([.K22]); ISBLANK([.K23])); &quot;&quot;; ([.K22] - [.K23]))" office:value-type="float" office:value="-0.505592173317993" calcext:value-type="float">
            <text:p>-0.51</text:p>
          </table:table-cell>
          <table:table-cell table:style-name="ce26" table:formula="of:=IF(OR(ISBLANK([.L22]); ISBLANK([.L23])); &quot;&quot;; ([.L22] - [.L23]))" office:value-type="float" office:value="0.47627519604941" calcext:value-type="float">
            <text:p>0.48</text:p>
          </table:table-cell>
          <table:table-cell table:style-name="ce20" table:formula="of:=IF(OR(ISBLANK([.M22]); ISBLANK([.M23])); &quot;&quot;; ([.M22] - [.M23]))" office:value-type="float" office:value="0.193416004534498" calcext:value-type="float">
            <text:p>0.19</text:p>
          </table:table-cell>
          <table:table-cell table:style-name="ce26" table:formula="of:=IF(OR(ISBLANK([.N22]); ISBLANK([.N23])); &quot;&quot;; ([.N22] - [.N23]))" office:value-type="float" office:value="-0.0473838668020299" calcext:value-type="float">
            <text:p>-0.05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-1.00_{\delta \hspace{1px} 2.62}$ " calcext:value-type="string">
            <text:p><text:s/>$-1.00_{\delta \hspace{1px} 2.62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-1.33_{\delta \hspace{1px} 2.69}$ " calcext:value-type="string">
            <text:p><text:s/>$-1.33_{\delta \hspace{1px} 2.69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0.65_{\delta \hspace{1px} 2.64}$ " calcext:value-type="string">
            <text:p><text:s/>$-0.65_{\delta \hspace{1px} 2.64}$ </text:p>
          </table:table-cell>
          <table:table-cell table:style-name="ce76"/>
          <table:table-cell table:style-name="ce66" table:formula="of:=IF(AND([.I24]&lt;&gt;&quot;&quot;; [.J24]&lt;&gt;&quot;&quot;); &quot; $&quot; &amp; TEXT([.I24]; &quot;0.00&quot;) &amp; &quot;_{\delta \hspace{1px} &quot; &amp; TEXT([.J24]; &quot;0.00&quot;) &amp; &quot;}$ &quot;; &quot;&quot;)" office:value-type="string" office:string-value=" $-0.16_{\delta \hspace{1px} -0.11}$ " calcext:value-type="string">
            <text:p><text:s/>$-0.16_{\delta \hspace{1px} -0.11}$ </text:p>
          </table:table-cell>
          <table:table-cell table:style-name="ce61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-0.51_{\delta \hspace{1px} 0.48}$ " calcext:value-type="string">
            <text:p><text:s/>$-0.51_{\delta \hspace{1px} 0.48}$ </text:p>
          </table:table-cell>
          <table:table-cell table:style-name="ce91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0.19_{\delta \hspace{1px} -0.05}$ " calcext:value-type="string">
            <text:p><text:s/>$0.19_{\delta \hspace{1px} -0.0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9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0"/>
          <table:table-cell table:style-name="ce67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Snips</text:p>
          </table:table-cell>
          <table:table-cell table:style-name="ce19" office:value-type="float" office:value="96.6041806350035" calcext:value-type="float">
            <text:p>96.60</text:p>
          </table:table-cell>
          <table:table-cell table:style-name="ce34" office:value-type="float" office:value="1.81008704975587" calcext:value-type="float">
            <text:p>1.81</text:p>
          </table:table-cell>
          <table:table-cell table:style-name="ce19" office:value-type="float" office:value="96.5503091979823" calcext:value-type="float">
            <text:p>96.55</text:p>
          </table:table-cell>
          <table:table-cell table:style-name="ce34" office:value-type="float" office:value="1.97896258485322" calcext:value-type="float">
            <text:p>1.98</text:p>
          </table:table-cell>
          <table:table-cell table:style-name="ce29" office:value-type="float" office:value="96.6621786700783" calcext:value-type="float">
            <text:p>96.66</text:p>
          </table:table-cell>
          <table:table-cell table:style-name="ce29" office:value-type="float" office:value="1.74009130191802" calcext:value-type="float">
            <text:p>1.74</text:p>
          </table:table-cell>
          <table:table-cell table:style-name="ce56"/>
          <table:table-cell table:style-name="ce19" office:value-type="float" office:value="99.3116450836725" calcext:value-type="float">
            <text:p>99.31</text:p>
          </table:table-cell>
          <table:table-cell table:style-name="ce34" office:value-type="float" office:value="1.02294198805491" calcext:value-type="float">
            <text:p>1.02</text:p>
          </table:table-cell>
          <table:table-cell table:style-name="ce19" office:value-type="float" office:value="99.2538966803112" calcext:value-type="float">
            <text:p>99.25</text:p>
          </table:table-cell>
          <table:table-cell table:style-name="ce34" office:value-type="float" office:value="1.11490769364663" calcext:value-type="float">
            <text:p>1.11</text:p>
          </table:table-cell>
          <table:table-cell table:style-name="ce19" office:value-type="float" office:value="99.3736419361657" calcext:value-type="float">
            <text:p>99.37</text:p>
          </table:table-cell>
          <table:table-cell table:style-name="ce34" office:value-type="float" office:value="1.12472845122556" calcext:value-type="float">
            <text:p>1.12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Single: Snips" calcext:value-type="string">
            <text:p>Singl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6.60_{\pm 1.81}$ " calcext:value-type="string">
            <text:p><text:s/>$96.60_{\pm 1.81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6.55_{\pm 1.98}$ " calcext:value-type="string">
            <text:p><text:s/>$96.55_{\pm 1.98}$ </text:p>
          </table:table-cell>
          <table:table-cell table:style-name="ce69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6.66_{\pm 1.74}$ " calcext:value-type="string">
            <text:p><text:s/>$96.66_{\pm 1.74}$ </text:p>
          </table:table-cell>
          <table:table-cell table:style-name="ce70"/>
          <table:table-cell table:style-name="ce67" table:formula="of:=IF(AND([.I26]&lt;&gt;&quot;&quot;; [.J26]&lt;&gt;&quot;&quot;); &quot; $&quot; &amp; TEXT([.I26]; &quot;0.00&quot;) &amp; &quot;_{\pm &quot; &amp; TEXT([.J26]; &quot;0.00&quot;) &amp; &quot;}$ &quot;; &quot;&quot;)" office:value-type="string" office:string-value=" $99.31_{\pm 1.02}$ " calcext:value-type="string">
            <text:p><text:s/>$99.31_{\pm 1.02}$ </text:p>
          </table:table-cell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9.25_{\pm 1.11}$ " calcext:value-type="string">
            <text:p><text:s/>$99.25_{\pm 1.11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9.37_{\pm 1.12}$ " calcext:value-type="string">
            <text:p><text:s/>$99.37_{\pm 1.1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Snips</text:p>
          </table:table-cell>
          <table:table-cell table:style-name="ce19" office:value-type="float" office:value="96.174025942139" calcext:value-type="float">
            <text:p>96.17</text:p>
          </table:table-cell>
          <table:table-cell table:style-name="ce34" office:value-type="float" office:value="2.06671465152687" calcext:value-type="float">
            <text:p>2.07</text:p>
          </table:table-cell>
          <table:table-cell table:style-name="ce19" office:value-type="float" office:value="96.3719563204651" calcext:value-type="float">
            <text:p>96.37</text:p>
          </table:table-cell>
          <table:table-cell table:style-name="ce34" office:value-type="float" office:value="2.21433027392967" calcext:value-type="float">
            <text:p>2.21</text:p>
          </table:table-cell>
          <table:table-cell table:style-name="ce29" office:value-type="float" office:value="95.9821032249158" calcext:value-type="float">
            <text:p>95.98</text:p>
          </table:table-cell>
          <table:table-cell table:style-name="ce25" office:value-type="float" office:value="2.03904722714805" calcext:value-type="float">
            <text:p>2.04</text:p>
          </table:table-cell>
          <table:table-cell table:style-name="ce56"/>
          <table:table-cell table:style-name="ce19" office:value-type="float" office:value="99.0285928288187" calcext:value-type="float">
            <text:p>99.03</text:p>
          </table:table-cell>
          <table:table-cell table:style-name="ce34" office:value-type="float" office:value="0.598055580746157" calcext:value-type="float">
            <text:p>0.60</text:p>
          </table:table-cell>
          <table:table-cell table:style-name="ce19" office:value-type="float" office:value="99.229263061082" calcext:value-type="float">
            <text:p>99.23</text:p>
          </table:table-cell>
          <table:table-cell table:style-name="ce34" office:value-type="float" office:value="0.630828967228029" calcext:value-type="float">
            <text:p>0.63</text:p>
          </table:table-cell>
          <table:table-cell table:style-name="ce19" office:value-type="float" office:value="98.8340333620549" calcext:value-type="float">
            <text:p>98.83</text:p>
          </table:table-cell>
          <table:table-cell table:style-name="ce34" office:value-type="float" office:value="0.916253231406055" calcext:value-type="float">
            <text:p>0.92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27]&lt;&gt;&quot;&quot;; [.A27]; &quot;&quot;)" office:value-type="string" office:string-value="Multi: Snips" calcext:value-type="string">
            <text:p>Multi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6.17_{\pm 2.07}$ " calcext:value-type="string">
            <text:p><text:s/>$96.17_{\pm 2.07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6.37_{\pm 2.21}$ " calcext:value-type="string">
            <text:p><text:s/>$96.37_{\pm 2.21}$ </text:p>
          </table:table-cell>
          <table:table-cell table:style-name="ce69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5.98_{\pm 2.04}$ " calcext:value-type="string">
            <text:p><text:s/>$95.98_{\pm 2.04}$ </text:p>
          </table:table-cell>
          <table:table-cell table:style-name="ce70"/>
          <table:table-cell table:style-name="ce67" table:formula="of:=IF(AND([.I27]&lt;&gt;&quot;&quot;; [.J27]&lt;&gt;&quot;&quot;); &quot; $&quot; &amp; TEXT([.I27]; &quot;0.00&quot;) &amp; &quot;_{\pm &quot; &amp; TEXT([.J27]; &quot;0.00&quot;) &amp; &quot;}$ &quot;; &quot;&quot;)" office:value-type="string" office:string-value=" $99.03_{\pm 0.60}$ " calcext:value-type="string">
            <text:p><text:s/>$99.03_{\pm 0.60}$ </text:p>
          </table:table-cell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9.23_{\pm 0.63}$ " calcext:value-type="string">
            <text:p><text:s/>$99.23_{\pm 0.63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83_{\pm 0.92}$ " calcext:value-type="string">
            <text:p><text:s/>$98.83_{\pm 0.9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0.430154692864505" calcext:value-type="float">
            <text:p>0.43</text:p>
          </table:table-cell>
          <table:table-cell table:style-name="ce26" table:formula="of:=IF(OR(ISBLANK([.C26]); ISBLANK([.C27])); &quot;&quot;; ([.C26] - [.C27]))" office:value-type="float" office:value="-0.256627601771" calcext:value-type="float">
            <text:p>-0.26</text:p>
          </table:table-cell>
          <table:table-cell table:style-name="ce20" table:formula="of:=IF(OR(ISBLANK([.D26]); ISBLANK([.D27])); &quot;&quot;; ([.D26] - [.D27]))" office:value-type="float" office:value="0.178352877517199" calcext:value-type="float">
            <text:p>0.18</text:p>
          </table:table-cell>
          <table:table-cell table:style-name="ce26" table:formula="of:=IF(OR(ISBLANK([.E26]); ISBLANK([.E27])); &quot;&quot;; ([.E26] - [.E27]))" office:value-type="float" office:value="-0.23536768907645" calcext:value-type="float">
            <text:p>-0.24</text:p>
          </table:table-cell>
          <table:table-cell table:style-name="ce20" table:formula="of:=IF(OR(ISBLANK([.F26]); ISBLANK([.F27])); &quot;&quot;; ([.F26] - [.F27]))" office:value-type="float" office:value="0.680075445162501" calcext:value-type="float">
            <text:p>0.68</text:p>
          </table:table-cell>
          <table:table-cell table:style-name="ce26" table:formula="of:=IF(OR(ISBLANK([.G26]); ISBLANK([.G27])); &quot;&quot;; ([.G26] - [.G27]))" office:value-type="float" office:value="-0.29895592523003" calcext:value-type="float">
            <text:p>-0.30</text:p>
          </table:table-cell>
          <table:table-cell table:style-name="ce42"/>
          <table:table-cell table:style-name="ce20" table:formula="of:=IF(OR(ISBLANK([.I26]); ISBLANK([.I27])); &quot;&quot;; ([.I26] - [.I27]))" office:value-type="float" office:value="0.2830522548538" calcext:value-type="float">
            <text:p>0.28</text:p>
          </table:table-cell>
          <table:table-cell table:style-name="ce26" table:formula="of:=IF(OR(ISBLANK([.J26]); ISBLANK([.J27])); &quot;&quot;; ([.J26] - [.J27]))" office:value-type="float" office:value="0.424886407308753" calcext:value-type="float">
            <text:p>0.42</text:p>
          </table:table-cell>
          <table:table-cell table:style-name="ce20" table:formula="of:=IF(OR(ISBLANK([.K26]); ISBLANK([.K27])); &quot;&quot;; ([.K26] - [.K27]))" office:value-type="float" office:value="0.0246336192292063" calcext:value-type="float">
            <text:p>0.02</text:p>
          </table:table-cell>
          <table:table-cell table:style-name="ce26" table:formula="of:=IF(OR(ISBLANK([.L26]); ISBLANK([.L27])); &quot;&quot;; ([.L26] - [.L27]))" office:value-type="float" office:value="0.484078726418601" calcext:value-type="float">
            <text:p>0.48</text:p>
          </table:table-cell>
          <table:table-cell table:style-name="ce20" table:formula="of:=IF(OR(ISBLANK([.M26]); ISBLANK([.M27])); &quot;&quot;; ([.M26] - [.M27]))" office:value-type="float" office:value="0.539608574110801" calcext:value-type="float">
            <text:p>0.54</text:p>
          </table:table-cell>
          <table:table-cell table:style-name="ce26" table:formula="of:=IF(OR(ISBLANK([.N26]); ISBLANK([.N27])); &quot;&quot;; ([.N26] - [.N27]))" office:value-type="float" office:value="0.208475219819505" calcext:value-type="float">
            <text:p>0.21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89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0.43_{\delta \hspace{1px} -0.26}$ " calcext:value-type="string">
            <text:p><text:s/>$0.43_{\delta \hspace{1px} -0.26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0.18_{\delta \hspace{1px} -0.24}$ " calcext:value-type="string">
            <text:p><text:s/>$0.18_{\delta \hspace{1px} -0.24}$ </text:p>
          </table:table-cell>
          <table:table-cell table:style-name="ce89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0.68_{\delta \hspace{1px} -0.30}$ " calcext:value-type="string">
            <text:p><text:s/>$0.68_{\delta \hspace{1px} -0.30}$ </text:p>
          </table:table-cell>
          <table:table-cell table:style-name="ce76"/>
          <table:table-cell table:style-name="ce91" table:formula="of:=IF(AND([.I28]&lt;&gt;&quot;&quot;; [.J28]&lt;&gt;&quot;&quot;); &quot; $&quot; &amp; TEXT([.I28]; &quot;0.00&quot;) &amp; &quot;_{\delta \hspace{1px} &quot; &amp; TEXT([.J28]; &quot;0.00&quot;) &amp; &quot;}$ &quot;; &quot;&quot;)" office:value-type="string" office:string-value=" $0.28_{\delta \hspace{1px} 0.42}$ " calcext:value-type="string">
            <text:p><text:s/>$0.28_{\delta \hspace{1px} 0.42}$ </text:p>
          </table:table-cell>
          <table:table-cell table:style-name="ce61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0.02_{\delta \hspace{1px} 0.48}$ " calcext:value-type="string">
            <text:p><text:s/>$0.02_{\delta \hspace{1px} 0.48}$ </text:p>
          </table:table-cell>
          <table:table-cell table:style-name="ce91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0.54_{\delta \hspace{1px} 0.21}$ " calcext:value-type="string">
            <text:p><text:s/>$0.54_{\delta \hspace{1px} 0.2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0"/>
          <table:table-cell table:style-name="ce67" table:formula="of:=IF(AND([.I29]&lt;&gt;&quot;&quot;; [.J29]&lt;&gt;&quot;&quot;); &quot; $&quot; &amp; TEXT([.I29]; &quot;0.00&quot;) &amp; &quot;_{\pm &quot; &amp; TEXT([.J29]; &quot;0.00&quot;) &amp; &quot;}$ &quot;; &quot;&quot;)">
            <text:p/>
          </table:table-cell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Single: </text:span>WikiWars</text:p>
          </table:table-cell>
          <table:table-cell table:style-name="ce19" office:value-type="float" office:value="94.4266347212906" calcext:value-type="float">
            <text:p>94.43</text:p>
          </table:table-cell>
          <table:table-cell table:style-name="ce34" office:value-type="float" office:value="1.09702589146373" calcext:value-type="float">
            <text:p>1.10</text:p>
          </table:table-cell>
          <table:table-cell table:style-name="ce19" office:value-type="float" office:value="93.9669179157875" calcext:value-type="float">
            <text:p>93.97</text:p>
          </table:table-cell>
          <table:table-cell table:style-name="ce34" office:value-type="float" office:value="1.25104679442106" calcext:value-type="float">
            <text:p>1.25</text:p>
          </table:table-cell>
          <table:table-cell table:style-name="ce29" office:value-type="float" office:value="94.8988327505082" calcext:value-type="float">
            <text:p>94.90</text:p>
          </table:table-cell>
          <table:table-cell table:style-name="ce25" office:value-type="float" office:value="1.25131119384323" calcext:value-type="float">
            <text:p>1.25</text:p>
          </table:table-cell>
          <table:table-cell table:style-name="ce56"/>
          <table:table-cell table:style-name="ce19" office:value-type="float" office:value="97.7356143663624" calcext:value-type="float">
            <text:p>97.74</text:p>
          </table:table-cell>
          <table:table-cell table:style-name="ce34" office:value-type="float" office:value="0.696931013187252" calcext:value-type="float">
            <text:p>0.70</text:p>
          </table:table-cell>
          <table:table-cell table:style-name="ce19" office:value-type="float" office:value="97.2581317566502" calcext:value-type="float">
            <text:p>97.26</text:p>
          </table:table-cell>
          <table:table-cell table:style-name="ce34" office:value-type="float" office:value="0.756239745622348" calcext:value-type="float">
            <text:p>0.76</text:p>
          </table:table-cell>
          <table:table-cell table:style-name="ce19" office:value-type="float" office:value="98.2260652898486" calcext:value-type="float">
            <text:p>98.23</text:p>
          </table:table-cell>
          <table:table-cell table:style-name="ce34" office:value-type="float" office:value="1.09119327418283" calcext:value-type="float">
            <text:p>1.09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0]&lt;&gt;&quot;&quot;; [.A30]; &quot;&quot;)" office:value-type="string" office:string-value="Single: WikiWars" calcext:value-type="string">
            <text:p>Singl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4.43_{\pm 1.10}$ " calcext:value-type="string">
            <text:p><text:s/>$94.43_{\pm 1.10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3.97_{\pm 1.25}$ " calcext:value-type="string">
            <text:p><text:s/>$93.97_{\pm 1.25}$ </text:p>
          </table:table-cell>
          <table:table-cell table:style-name="ce69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90_{\pm 1.25}$ " calcext:value-type="string">
            <text:p><text:s/>$94.90_{\pm 1.25}$ </text:p>
          </table:table-cell>
          <table:table-cell table:style-name="ce70"/>
          <table:table-cell table:style-name="ce67" table:formula="of:=IF(AND([.I30]&lt;&gt;&quot;&quot;; [.J30]&lt;&gt;&quot;&quot;); &quot; $&quot; &amp; TEXT([.I30]; &quot;0.00&quot;) &amp; &quot;_{\pm &quot; &amp; TEXT([.J30]; &quot;0.00&quot;) &amp; &quot;}$ &quot;; &quot;&quot;)" office:value-type="string" office:string-value=" $97.74_{\pm 0.70}$ " calcext:value-type="string">
            <text:p><text:s/>$97.74_{\pm 0.70}$ </text:p>
          </table:table-cell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7.26_{\pm 0.76}$ " calcext:value-type="string">
            <text:p><text:s/>$97.26_{\pm 0.76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23_{\pm 1.09}$ " calcext:value-type="string">
            <text:p><text:s/>$98.23_{\pm 1.09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Multi: </text:span>WikiWars</text:p>
          </table:table-cell>
          <table:table-cell table:style-name="ce19" office:value-type="float" office:value="94.1597714839233" calcext:value-type="float">
            <text:p>94.16</text:p>
          </table:table-cell>
          <table:table-cell table:style-name="ce34" office:value-type="float" office:value="1.37597081451041" calcext:value-type="float">
            <text:p>1.38</text:p>
          </table:table-cell>
          <table:table-cell table:style-name="ce19" office:value-type="float" office:value="93.4568174131554" calcext:value-type="float">
            <text:p>93.46</text:p>
          </table:table-cell>
          <table:table-cell table:style-name="ce34" office:value-type="float" office:value="1.33969577759685" calcext:value-type="float">
            <text:p>1.34</text:p>
          </table:table-cell>
          <table:table-cell table:style-name="ce29" office:value-type="float" office:value="94.8841915282698" calcext:value-type="float">
            <text:p>94.88</text:p>
          </table:table-cell>
          <table:table-cell table:style-name="ce25" office:value-type="float" office:value="1.73159377656082" calcext:value-type="float">
            <text:p>1.73</text:p>
          </table:table-cell>
          <table:table-cell table:style-name="ce56"/>
          <table:table-cell table:style-name="ce19" office:value-type="float" office:value="97.782775798389" calcext:value-type="float">
            <text:p>97.78</text:p>
          </table:table-cell>
          <table:table-cell table:style-name="ce34" office:value-type="float" office:value="0.362658155648069" calcext:value-type="float">
            <text:p>0.36</text:p>
          </table:table-cell>
          <table:table-cell table:style-name="ce19" office:value-type="float" office:value="97.0566095898909" calcext:value-type="float">
            <text:p>97.06</text:p>
          </table:table-cell>
          <table:table-cell table:style-name="ce34" office:value-type="float" office:value="0.886793353552001" calcext:value-type="float">
            <text:p>0.89</text:p>
          </table:table-cell>
          <table:table-cell table:style-name="ce19" office:value-type="float" office:value="98.5311850505988" calcext:value-type="float">
            <text:p>98.53</text:p>
          </table:table-cell>
          <table:table-cell table:style-name="ce34" office:value-type="float" office:value="0.744244903079139" calcext:value-type="float">
            <text:p>0.74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1]&lt;&gt;&quot;&quot;; [.A31]; &quot;&quot;)" office:value-type="string" office:string-value="Multi: WikiWars" calcext:value-type="string">
            <text:p>Multi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4.16_{\pm 1.38}$ " calcext:value-type="string">
            <text:p><text:s/>$94.16_{\pm 1.38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3.46_{\pm 1.34}$ " calcext:value-type="string">
            <text:p><text:s/>$93.46_{\pm 1.34}$ </text:p>
          </table:table-cell>
          <table:table-cell table:style-name="ce69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88_{\pm 1.73}$ " calcext:value-type="string">
            <text:p><text:s/>$94.88_{\pm 1.73}$ </text:p>
          </table:table-cell>
          <table:table-cell table:style-name="ce70"/>
          <table:table-cell table:style-name="ce67" table:formula="of:=IF(AND([.I31]&lt;&gt;&quot;&quot;; [.J31]&lt;&gt;&quot;&quot;); &quot; $&quot; &amp; TEXT([.I31]; &quot;0.00&quot;) &amp; &quot;_{\pm &quot; &amp; TEXT([.J31]; &quot;0.00&quot;) &amp; &quot;}$ &quot;; &quot;&quot;)" office:value-type="string" office:string-value=" $97.78_{\pm 0.36}$ " calcext:value-type="string">
            <text:p><text:s/>$97.78_{\pm 0.36}$ </text:p>
          </table:table-cell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06_{\pm 0.89}$ " calcext:value-type="string">
            <text:p><text:s/>$97.06_{\pm 0.89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8.53_{\pm 0.74}$ " calcext:value-type="string">
            <text:p><text:s/>$98.53_{\pm 0.74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0.266863237367303" calcext:value-type="float">
            <text:p>0.27</text:p>
          </table:table-cell>
          <table:table-cell table:style-name="ce26" table:formula="of:=IF(OR(ISBLANK([.C30]); ISBLANK([.C31])); &quot;&quot;; ([.C30] - [.C31]))" office:value-type="float" office:value="-0.27894492304668" calcext:value-type="float">
            <text:p>-0.28</text:p>
          </table:table-cell>
          <table:table-cell table:style-name="ce20" table:formula="of:=IF(OR(ISBLANK([.D30]); ISBLANK([.D31])); &quot;&quot;; ([.D30] - [.D31]))" office:value-type="float" office:value="0.510100502632099" calcext:value-type="float">
            <text:p>0.51</text:p>
          </table:table-cell>
          <table:table-cell table:style-name="ce26" table:formula="of:=IF(OR(ISBLANK([.E30]); ISBLANK([.E31])); &quot;&quot;; ([.E30] - [.E31]))" office:value-type="float" office:value="-0.0886489831757902" calcext:value-type="float">
            <text:p>-0.09</text:p>
          </table:table-cell>
          <table:table-cell table:style-name="ce20" table:formula="of:=IF(OR(ISBLANK([.F30]); ISBLANK([.F31])); &quot;&quot;; ([.F30] - [.F31]))" office:value-type="float" office:value="0.01464122223841" calcext:value-type="float">
            <text:p>0.01</text:p>
          </table:table-cell>
          <table:table-cell table:style-name="ce26" table:formula="of:=IF(OR(ISBLANK([.G30]); ISBLANK([.G31])); &quot;&quot;; ([.G30] - [.G31]))" office:value-type="float" office:value="-0.48028258271759" calcext:value-type="float">
            <text:p>-0.48</text:p>
          </table:table-cell>
          <table:table-cell table:style-name="ce42"/>
          <table:table-cell table:style-name="ce20" table:formula="of:=IF(OR(ISBLANK([.I30]); ISBLANK([.I31])); &quot;&quot;; ([.I30] - [.I31]))" office:value-type="float" office:value="-0.0471614320265985" calcext:value-type="float">
            <text:p>-0.05</text:p>
          </table:table-cell>
          <table:table-cell table:style-name="ce26" table:formula="of:=IF(OR(ISBLANK([.J30]); ISBLANK([.J31])); &quot;&quot;; ([.J30] - [.J31]))" office:value-type="float" office:value="0.334272857539183" calcext:value-type="float">
            <text:p>0.33</text:p>
          </table:table-cell>
          <table:table-cell table:style-name="ce20" table:formula="of:=IF(OR(ISBLANK([.K30]); ISBLANK([.K31])); &quot;&quot;; ([.K30] - [.K31]))" office:value-type="float" office:value="0.201522166759304" calcext:value-type="float">
            <text:p>0.20</text:p>
          </table:table-cell>
          <table:table-cell table:style-name="ce26" table:formula="of:=IF(OR(ISBLANK([.L30]); ISBLANK([.L31])); &quot;&quot;; ([.L30] - [.L31]))" office:value-type="float" office:value="-0.130553607929653" calcext:value-type="float">
            <text:p>-0.13</text:p>
          </table:table-cell>
          <table:table-cell table:style-name="ce20" table:formula="of:=IF(OR(ISBLANK([.M30]); ISBLANK([.M31])); &quot;&quot;; ([.M30] - [.M31]))" office:value-type="float" office:value="-0.305119760750188" calcext:value-type="float">
            <text:p>-0.31</text:p>
          </table:table-cell>
          <table:table-cell table:style-name="ce26" table:formula="of:=IF(OR(ISBLANK([.N30]); ISBLANK([.N31])); &quot;&quot;; ([.N30] - [.N31]))" office:value-type="float" office:value="0.346948371103691" calcext:value-type="float">
            <text:p>0.35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0.27_{\delta \hspace{1px} -0.28}$ " calcext:value-type="string">
            <text:p><text:s/>$0.27_{\delta \hspace{1px} -0.28}$ </text:p>
          </table:table-cell>
          <table:table-cell table:style-name="ce89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0.51_{\delta \hspace{1px} -0.09}$ " calcext:value-type="string">
            <text:p><text:s/>$0.51_{\delta \hspace{1px} -0.09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01_{\delta \hspace{1px} -0.48}$ " calcext:value-type="string">
            <text:p><text:s/>$0.01_{\delta \hspace{1px} -0.48}$ </text:p>
          </table:table-cell>
          <table:table-cell table:style-name="ce76"/>
          <table:table-cell table:style-name="ce66" table:formula="of:=IF(AND([.I32]&lt;&gt;&quot;&quot;; [.J32]&lt;&gt;&quot;&quot;); &quot; $&quot; &amp; TEXT([.I32]; &quot;0.00&quot;) &amp; &quot;_{\delta \hspace{1px} &quot; &amp; TEXT([.J32]; &quot;0.00&quot;) &amp; &quot;}$ &quot;; &quot;&quot;)" office:value-type="string" office:string-value=" $-0.05_{\delta \hspace{1px} 0.33}$ " calcext:value-type="string">
            <text:p><text:s/>$-0.05_{\delta \hspace{1px} 0.33}$ </text:p>
          </table:table-cell>
          <table:table-cell table:style-name="ce89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20_{\delta \hspace{1px} -0.13}$ " calcext:value-type="string">
            <text:p><text:s/>$0.20_{\delta \hspace{1px} -0.13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-0.31_{\delta \hspace{1px} 0.35}$ " calcext:value-type="string">
            <text:p><text:s/>$-0.31_{\delta \hspace{1px} 0.35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9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70"/>
          <table:table-cell table:style-name="ce67" table:formula="of:=IF(AND([.I33]&lt;&gt;&quot;&quot;; [.J33]&lt;&gt;&quot;&quot;); &quot; $&quot; &amp; TEXT([.I33]; &quot;0.00&quot;) &amp; &quot;_{\pm &quot; &amp; TEXT([.J33]; &quot;0.00&quot;) &amp; &quot;}$ &quot;; &quot;&quot;)">
            <text:p/>
          </table:table-cell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Single: </text:span>Tweets</text:p>
          </table:table-cell>
          <table:table-cell table:style-name="ce19" office:value-type="float" office:value="90.075488487684" calcext:value-type="float">
            <text:p>90.08</text:p>
          </table:table-cell>
          <table:table-cell table:style-name="ce34" office:value-type="float" office:value="2.16834198218054" calcext:value-type="float">
            <text:p>2.17</text:p>
          </table:table-cell>
          <table:table-cell table:style-name="ce19" office:value-type="float" office:value="89.143035883513" calcext:value-type="float">
            <text:p>89.14</text:p>
          </table:table-cell>
          <table:table-cell table:style-name="ce34" office:value-type="float" office:value="2.58278486579906" calcext:value-type="float">
            <text:p>2.58</text:p>
          </table:table-cell>
          <table:table-cell table:style-name="ce29" office:value-type="float" office:value="91.0695304066124" calcext:value-type="float">
            <text:p>91.07</text:p>
          </table:table-cell>
          <table:table-cell table:style-name="ce25" office:value-type="float" office:value="2.54191329850622" calcext:value-type="float">
            <text:p>2.54</text:p>
          </table:table-cell>
          <table:table-cell table:style-name="ce56"/>
          <table:table-cell table:style-name="ce19" office:value-type="float" office:value="95.5306569394937" calcext:value-type="float">
            <text:p>95.53</text:p>
          </table:table-cell>
          <table:table-cell table:style-name="ce34" office:value-type="float" office:value="1.18650123864903" calcext:value-type="float">
            <text:p>1.19</text:p>
          </table:table-cell>
          <table:table-cell table:style-name="ce19" office:value-type="float" office:value="94.5326946792595" calcext:value-type="float">
            <text:p>94.53</text:p>
          </table:table-cell>
          <table:table-cell table:style-name="ce34" office:value-type="float" office:value="1.43875895685725" calcext:value-type="float">
            <text:p>1.44</text:p>
          </table:table-cell>
          <table:table-cell table:style-name="ce19" office:value-type="float" office:value="96.5940652516283" calcext:value-type="float">
            <text:p>96.59</text:p>
          </table:table-cell>
          <table:table-cell table:style-name="ce34" office:value-type="float" office:value="2.2224124162804" calcext:value-type="float">
            <text:p>2.22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4]&lt;&gt;&quot;&quot;; [.A34]; &quot;&quot;)" office:value-type="string" office:string-value="Single: Tweets" calcext:value-type="string">
            <text:p>Single: Tweets</text:p>
          </table:table-cell>
          <table:table-cell table:style-name="ce67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90.08_{\pm 2.17}$ " calcext:value-type="string">
            <text:p><text:s/>$90.08_{\pm 2.17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9.14_{\pm 2.58}$ " calcext:value-type="string">
            <text:p><text:s/>$89.14_{\pm 2.58}$ </text:p>
          </table:table-cell>
          <table:table-cell table:style-name="ce69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91.07_{\pm 2.54}$ " calcext:value-type="string">
            <text:p><text:s/>$91.07_{\pm 2.54}$ </text:p>
          </table:table-cell>
          <table:table-cell table:style-name="ce70"/>
          <table:table-cell table:style-name="ce67" table:formula="of:=IF(AND([.I34]&lt;&gt;&quot;&quot;; [.J34]&lt;&gt;&quot;&quot;); &quot; $&quot; &amp; TEXT([.I34]; &quot;0.00&quot;) &amp; &quot;_{\pm &quot; &amp; TEXT([.J34]; &quot;0.00&quot;) &amp; &quot;}$ &quot;; &quot;&quot;)" office:value-type="string" office:string-value=" $95.53_{\pm 1.19}$ " calcext:value-type="string">
            <text:p><text:s/>$95.53_{\pm 1.19}$ </text:p>
          </table:table-cell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4.53_{\pm 1.44}$ " calcext:value-type="string">
            <text:p><text:s/>$94.53_{\pm 1.44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6.59_{\pm 2.22}$ " calcext:value-type="string">
            <text:p><text:s/>$96.59_{\pm 2.2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Multi: </text:span>Tweets</text:p>
          </table:table-cell>
          <table:table-cell table:style-name="ce19" office:value-type="float" office:value="90.5888786918312" calcext:value-type="float">
            <text:p>90.59</text:p>
          </table:table-cell>
          <table:table-cell table:style-name="ce34" office:value-type="float" office:value="2.85973927069294" calcext:value-type="float">
            <text:p>2.86</text:p>
          </table:table-cell>
          <table:table-cell table:style-name="ce19" office:value-type="float" office:value="89.637087818895" calcext:value-type="float">
            <text:p>89.64</text:p>
          </table:table-cell>
          <table:table-cell table:style-name="ce34" office:value-type="float" office:value="3.01718059435859" calcext:value-type="float">
            <text:p>3.02</text:p>
          </table:table-cell>
          <table:table-cell table:style-name="ce29" office:value-type="float" office:value="91.6026957837737" calcext:value-type="float">
            <text:p>91.60</text:p>
          </table:table-cell>
          <table:table-cell table:style-name="ce25" office:value-type="float" office:value="3.28332275431056" calcext:value-type="float">
            <text:p>3.28</text:p>
          </table:table-cell>
          <table:table-cell table:style-name="ce56"/>
          <table:table-cell table:style-name="ce19" office:value-type="float" office:value="95.7732191991901" calcext:value-type="float">
            <text:p>95.77</text:p>
          </table:table-cell>
          <table:table-cell table:style-name="ce34" office:value-type="float" office:value="1.51216556496066" calcext:value-type="float">
            <text:p>1.51</text:p>
          </table:table-cell>
          <table:table-cell table:style-name="ce19" office:value-type="float" office:value="94.7644395730501" calcext:value-type="float">
            <text:p>94.76</text:p>
          </table:table-cell>
          <table:table-cell table:style-name="ce34" office:value-type="float" office:value="1.70882427753658" calcext:value-type="float">
            <text:p>1.71</text:p>
          </table:table-cell>
          <table:table-cell table:style-name="ce19" office:value-type="float" office:value="96.8480000270967" calcext:value-type="float">
            <text:p>96.85</text:p>
          </table:table-cell>
          <table:table-cell table:style-name="ce34" office:value-type="float" office:value="2.39657645832674" calcext:value-type="float">
            <text:p>2.40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5]&lt;&gt;&quot;&quot;; [.A35]; &quot;&quot;)" office:value-type="string" office:string-value="Multi: Tweets" calcext:value-type="string">
            <text:p>Multi: Tweets</text:p>
          </table:table-cell>
          <table:table-cell table:style-name="ce67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90.59_{\pm 2.86}$ " calcext:value-type="string">
            <text:p><text:s/>$90.59_{\pm 2.86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9.64_{\pm 3.02}$ " calcext:value-type="string">
            <text:p><text:s/>$89.64_{\pm 3.02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91.60_{\pm 3.28}$ " calcext:value-type="string">
            <text:p><text:s/>$91.60_{\pm 3.28}$ </text:p>
          </table:table-cell>
          <table:table-cell table:style-name="ce70"/>
          <table:table-cell table:style-name="ce67" table:formula="of:=IF(AND([.I35]&lt;&gt;&quot;&quot;; [.J35]&lt;&gt;&quot;&quot;); &quot; $&quot; &amp; TEXT([.I35]; &quot;0.00&quot;) &amp; &quot;_{\pm &quot; &amp; TEXT([.J35]; &quot;0.00&quot;) &amp; &quot;}$ &quot;; &quot;&quot;)" office:value-type="string" office:string-value=" $95.77_{\pm 1.51}$ " calcext:value-type="string">
            <text:p><text:s/>$95.77_{\pm 1.51}$ </text:p>
          </table:table-cell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4.76_{\pm 1.71}$ " calcext:value-type="string">
            <text:p><text:s/>$94.76_{\pm 1.71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6.85_{\pm 2.40}$ " calcext:value-type="string">
            <text:p><text:s/>$96.85_{\pm 2.40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-0.5133902041472" calcext:value-type="float">
            <text:p>-0.51</text:p>
          </table:table-cell>
          <table:table-cell table:style-name="ce107" table:formula="of:=IF(OR(ISBLANK([.C34]); ISBLANK([.C35])); &quot;&quot;; ([.C34] - [.C35]))" office:value-type="float" office:value="-0.6913972885124" calcext:value-type="float">
            <text:p>-0.69</text:p>
          </table:table-cell>
          <table:table-cell table:style-name="ce94" table:formula="of:=IF(OR(ISBLANK([.D34]); ISBLANK([.D35])); &quot;&quot;; ([.D34] - [.D35]))" office:value-type="float" office:value="-0.494051935382004" calcext:value-type="float">
            <text:p>-0.49</text:p>
          </table:table-cell>
          <table:table-cell table:style-name="ce107" table:formula="of:=IF(OR(ISBLANK([.E34]); ISBLANK([.E35])); &quot;&quot;; ([.E34] - [.E35]))" office:value-type="float" office:value="-0.43439572855953" calcext:value-type="float">
            <text:p>-0.43</text:p>
          </table:table-cell>
          <table:table-cell table:style-name="ce94" table:formula="of:=IF(OR(ISBLANK([.F34]); ISBLANK([.F35])); &quot;&quot;; ([.F34] - [.F35]))" office:value-type="float" office:value="-0.533165377161296" calcext:value-type="float">
            <text:p>-0.53</text:p>
          </table:table-cell>
          <table:table-cell table:style-name="ce107" table:formula="of:=IF(OR(ISBLANK([.G34]); ISBLANK([.G35])); &quot;&quot;; ([.G34] - [.G35]))" office:value-type="float" office:value="-0.74140945580434" calcext:value-type="float">
            <text:p>-0.74</text:p>
          </table:table-cell>
          <table:table-cell table:style-name="ce54"/>
          <table:table-cell table:style-name="ce94" table:formula="of:=IF(OR(ISBLANK([.I34]); ISBLANK([.I35])); &quot;&quot;; ([.I34] - [.I35]))" office:value-type="float" office:value="-0.242562259696399" calcext:value-type="float">
            <text:p>-0.24</text:p>
          </table:table-cell>
          <table:table-cell table:style-name="ce107" table:formula="of:=IF(OR(ISBLANK([.J34]); ISBLANK([.J35])); &quot;&quot;; ([.J34] - [.J35]))" office:value-type="float" office:value="-0.32566432631163" calcext:value-type="float">
            <text:p>-0.33</text:p>
          </table:table-cell>
          <table:table-cell table:style-name="ce94" table:formula="of:=IF(OR(ISBLANK([.K34]); ISBLANK([.K35])); &quot;&quot;; ([.K34] - [.K35]))" office:value-type="float" office:value="-0.231744893790591" calcext:value-type="float">
            <text:p>-0.23</text:p>
          </table:table-cell>
          <table:table-cell table:style-name="ce107" table:formula="of:=IF(OR(ISBLANK([.L34]); ISBLANK([.L35])); &quot;&quot;; ([.L34] - [.L35]))" office:value-type="float" office:value="-0.27006532067933" calcext:value-type="float">
            <text:p>-0.27</text:p>
          </table:table-cell>
          <table:table-cell table:style-name="ce94" table:formula="of:=IF(OR(ISBLANK([.M34]); ISBLANK([.M35])); &quot;&quot;; ([.M34] - [.M35]))" office:value-type="float" office:value="-0.253934775468409" calcext:value-type="float">
            <text:p>-0.25</text:p>
          </table:table-cell>
          <table:table-cell table:style-name="ce107" table:formula="of:=IF(OR(ISBLANK([.N34]); ISBLANK([.N35])); &quot;&quot;; ([.N34] - [.N35]))" office:value-type="float" office:value="-0.17416404204634" calcext:value-type="float">
            <text:p>-0.17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67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-0.51_{\delta \hspace{1px} -0.69}$ " calcext:value-type="string">
            <text:p><text:s/>$-0.51_{\delta \hspace{1px} -0.69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-0.49_{\delta \hspace{1px} -0.43}$ " calcext:value-type="string">
            <text:p><text:s/>$-0.49_{\delta \hspace{1px} -0.43}$ </text:p>
          </table:table-cell>
          <table:table-cell table:style-name="ce67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-0.53_{\delta \hspace{1px} -0.74}$ " calcext:value-type="string">
            <text:p><text:s/>$-0.53_{\delta \hspace{1px} -0.74}$ </text:p>
          </table:table-cell>
          <table:table-cell table:style-name="ce70"/>
          <table:table-cell table:style-name="ce67" table:formula="of:=IF(AND([.I36]&lt;&gt;&quot;&quot;; [.J36]&lt;&gt;&quot;&quot;); &quot; $&quot; &amp; TEXT([.I36]; &quot;0.00&quot;) &amp; &quot;_{\delta \hspace{1px} &quot; &amp; TEXT([.J36]; &quot;0.00&quot;) &amp; &quot;}$ &quot;; &quot;&quot;)" office:value-type="string" office:string-value=" $-0.24_{\delta \hspace{1px} -0.33}$ " calcext:value-type="string">
            <text:p><text:s/>$-0.24_{\delta \hspace{1px} -0.33}$ </text:p>
          </table:table-cell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-0.23_{\delta \hspace{1px} -0.27}$ " calcext:value-type="string">
            <text:p><text:s/>$-0.23_{\delta \hspace{1px} -0.27}$ </text:p>
          </table:table-cell>
          <table:table-cell table:style-name="ce67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-0.25_{\delta \hspace{1px} -0.17}$ " calcext:value-type="string">
            <text:p><text:s/>$-0.25_{\delta \hspace{1px} -0.17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01:08:59.23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01:12:40.461000000</dc:date>
    <meta:editing-cycles>96</meta:editing-cycles>
    <meta:editing-duration>PT6H53M50S</meta:editing-duration>
    <meta:document-statistic meta:table-count="1" meta:cell-count="569" meta:object-count="0"/>
  </office:meta>
</office:document-meta>
</file>